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uk" fo:country="UA" fo:font-weight="normal" officeooo:rsid="00d26c86" officeooo:paragraph-rsid="0074bc1b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uk" fo:country="UA" fo:font-weight="bold" officeooo:rsid="0008a721" officeooo:paragraph-rsid="000862d4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uk" fo:country="UA" fo:font-weight="bold" officeooo:rsid="00ae02f3" officeooo:paragraph-rsid="00ae02f3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language="uk" fo:country="UA" fo:font-weight="bold" officeooo:rsid="00217390" officeooo:paragraph-rsid="001f2c90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4feb61" officeooo:paragraph-rsid="009f985c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4feb61" officeooo:paragraph-rsid="00b0d6da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4feb61" officeooo:paragraph-rsid="00ae787f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4feb61" officeooo:paragraph-rsid="00b0ded1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4feb61" officeooo:paragraph-rsid="00b2438a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4feb61" officeooo:paragraph-rsid="00b4f66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4feb61" officeooo:paragraph-rsid="00b84329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4feb61" officeooo:paragraph-rsid="00c4a7c3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4feb61" officeooo:paragraph-rsid="00c92459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4feb61" officeooo:paragraph-rsid="00ca982c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4feb61" officeooo:paragraph-rsid="00cbe652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4feb61" officeooo:paragraph-rsid="00cc77fe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4feb61" officeooo:paragraph-rsid="00ce25d0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4feb61" officeooo:paragraph-rsid="00d061bf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0862d4" officeooo:paragraph-rsid="00ba5f8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6418e6" officeooo:paragraph-rsid="00942907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6418e6" officeooo:paragraph-rsid="005d8b49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6418e6" officeooo:paragraph-rsid="0097ca4f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6418e6" officeooo:paragraph-rsid="00ab81a0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942907" officeooo:paragraph-rsid="00942907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942907" officeooo:paragraph-rsid="00ba5f8d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language="en" fo:country="US" fo:font-weight="normal" officeooo:rsid="00963391" officeooo:paragraph-rsid="00963391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99fd6f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8ef7bc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7b8ad7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d644ea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99fd6f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ba5f8d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7b8ad7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d9d6f7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language="en" fo:country="US" officeooo:rsid="0074bc1b"/>
    </style:style>
    <style:style style:name="T51" style:family="text">
      <style:text-properties fo:language="en" fo:country="US" officeooo:rsid="0075477b"/>
    </style:style>
    <style:style style:name="T52" style:family="text">
      <style:text-properties fo:language="en" fo:country="US" officeooo:rsid="007d581e"/>
    </style:style>
    <style:style style:name="T53" style:family="text">
      <style:text-properties fo:language="en" fo:country="US" officeooo:rsid="0077ee2f"/>
    </style:style>
    <style:style style:name="T54" style:family="text">
      <style:text-properties fo:language="en" fo:country="US" officeooo:rsid="008ef7bc"/>
    </style:style>
    <style:style style:name="T55" style:family="text">
      <style:text-properties fo:language="en" fo:country="US" officeooo:rsid="006418e6"/>
    </style:style>
    <style:style style:name="T56" style:family="text">
      <style:text-properties fo:language="en" fo:country="US" officeooo:rsid="00942907"/>
    </style:style>
    <style:style style:name="T57" style:family="text">
      <style:text-properties fo:language="en" fo:country="US" officeooo:rsid="0097ca4f"/>
    </style:style>
    <style:style style:name="T58" style:family="text">
      <style:text-properties fo:language="en" fo:country="US" officeooo:rsid="00999d4d"/>
    </style:style>
    <style:style style:name="T59" style:family="text">
      <style:text-properties fo:language="en" fo:country="US" officeooo:rsid="00a11389"/>
    </style:style>
    <style:style style:name="T60" style:family="text">
      <style:text-properties fo:language="en" fo:country="US" officeooo:rsid="00a27c70"/>
    </style:style>
    <style:style style:name="T61" style:family="text">
      <style:text-properties fo:language="en" fo:country="US" officeooo:rsid="00a58c47"/>
    </style:style>
    <style:style style:name="T62" style:family="text">
      <style:text-properties fo:language="en" fo:country="US" officeooo:rsid="00ab81a0"/>
    </style:style>
    <style:style style:name="T63" style:family="text">
      <style:text-properties fo:language="en" fo:country="US" officeooo:rsid="00b1e9e1"/>
    </style:style>
    <style:style style:name="T64" style:family="text">
      <style:text-properties fo:language="en" fo:country="US" officeooo:rsid="00b396ac"/>
    </style:style>
    <style:style style:name="T65" style:family="text">
      <style:text-properties fo:language="en" fo:country="US" officeooo:rsid="00b4f663"/>
    </style:style>
    <style:style style:name="T66" style:family="text">
      <style:text-properties fo:language="en" fo:country="US" officeooo:rsid="00b88504"/>
    </style:style>
    <style:style style:name="T67" style:family="text">
      <style:text-properties fo:language="en" fo:country="US" officeooo:rsid="00c2b258"/>
    </style:style>
    <style:style style:name="T68" style:family="text">
      <style:text-properties fo:language="en" fo:country="US" officeooo:rsid="00c3476b"/>
    </style:style>
    <style:style style:name="T69" style:family="text">
      <style:text-properties fo:language="en" fo:country="US" officeooo:rsid="00c4a7c3"/>
    </style:style>
    <style:style style:name="T70" style:family="text">
      <style:text-properties fo:language="en" fo:country="US" officeooo:rsid="00ca982c"/>
    </style:style>
    <style:style style:name="T71" style:family="text">
      <style:text-properties fo:language="en" fo:country="US" officeooo:rsid="00d061bf"/>
    </style:style>
    <style:style style:name="T72" style:family="text">
      <style:text-properties fo:language="en" fo:country="US" officeooo:rsid="00d8611a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08a721" style:font-weight-asian="normal" style:font-weight-complex="normal"/>
    </style:style>
    <style:style style:name="T75" style:family="text">
      <style:text-properties fo:font-weight="normal" officeooo:rsid="00322e76" style:font-weight-asian="normal" style:font-weight-complex="normal"/>
    </style:style>
    <style:style style:name="T76" style:family="text">
      <style:text-properties fo:font-weight="normal" officeooo:rsid="00907210" style:font-weight-asian="normal" style:font-weight-complex="normal"/>
    </style:style>
    <style:style style:name="T77" style:family="text">
      <style:text-properties fo:language="uk" fo:country="UA"/>
    </style:style>
    <style:style style:name="T78" style:family="text">
      <style:text-properties fo:language="uk" fo:country="UA" fo:font-weight="normal" style:font-weight-asian="normal" style:font-weight-complex="normal"/>
    </style:style>
    <style:style style:name="T79" style:family="text">
      <style:text-properties fo:language="uk" fo:country="UA" fo:font-weight="normal" officeooo:rsid="0008a721" style:font-weight-asian="normal" style:font-weight-complex="normal"/>
    </style:style>
    <style:style style:name="T80" style:family="text">
      <style:text-properties fo:language="uk" fo:country="UA" fo:font-weight="normal" officeooo:rsid="0009da89" style:font-weight-asian="normal" style:font-weight-complex="normal"/>
    </style:style>
    <style:style style:name="T81" style:family="text">
      <style:text-properties fo:language="uk" fo:country="UA" fo:font-weight="normal" officeooo:rsid="000b3d94" style:font-weight-asian="normal" style:font-weight-complex="normal"/>
    </style:style>
    <style:style style:name="T82" style:family="text">
      <style:text-properties fo:language="uk" fo:country="UA" fo:font-weight="normal" officeooo:rsid="000b915e" style:font-weight-asian="normal" style:font-weight-complex="normal"/>
    </style:style>
    <style:style style:name="T83" style:family="text">
      <style:text-properties fo:language="uk" fo:country="UA" fo:font-weight="normal" officeooo:rsid="000c1eb8" style:font-weight-asian="normal" style:font-weight-complex="normal"/>
    </style:style>
    <style:style style:name="T84" style:family="text">
      <style:text-properties fo:language="uk" fo:country="UA" fo:font-weight="normal" officeooo:rsid="000c6162" style:font-weight-asian="normal" style:font-weight-complex="normal"/>
    </style:style>
    <style:style style:name="T85" style:family="text">
      <style:text-properties fo:language="uk" fo:country="UA" fo:font-weight="normal" officeooo:rsid="000c8611" style:font-weight-asian="normal" style:font-weight-complex="normal"/>
    </style:style>
    <style:style style:name="T86" style:family="text">
      <style:text-properties fo:language="uk" fo:country="UA" fo:font-weight="normal" officeooo:rsid="000d9e06" style:font-weight-asian="normal" style:font-weight-complex="normal"/>
    </style:style>
    <style:style style:name="T87" style:family="text">
      <style:text-properties fo:language="uk" fo:country="UA" fo:font-weight="normal" officeooo:rsid="000dd1e0" style:font-weight-asian="normal" style:font-weight-complex="normal"/>
    </style:style>
    <style:style style:name="T88" style:family="text">
      <style:text-properties fo:language="uk" fo:country="UA" fo:font-weight="normal" officeooo:rsid="000f32e3" style:font-weight-asian="normal" style:font-weight-complex="normal"/>
    </style:style>
    <style:style style:name="T89" style:family="text">
      <style:text-properties fo:language="uk" fo:country="UA" fo:font-weight="normal" officeooo:rsid="000f4269" style:font-weight-asian="normal" style:font-weight-complex="normal"/>
    </style:style>
    <style:style style:name="T90" style:family="text">
      <style:text-properties fo:language="uk" fo:country="UA" fo:font-weight="normal" officeooo:rsid="000fce72" style:font-weight-asian="normal" style:font-weight-complex="normal"/>
    </style:style>
    <style:style style:name="T91" style:family="text">
      <style:text-properties fo:language="uk" fo:country="UA" fo:font-weight="normal" officeooo:rsid="001036f7" style:font-weight-asian="normal" style:font-weight-complex="normal"/>
    </style:style>
    <style:style style:name="T92" style:family="text">
      <style:text-properties fo:language="uk" fo:country="UA" fo:font-weight="normal" officeooo:rsid="0011a0bb" style:font-weight-asian="normal" style:font-weight-complex="normal"/>
    </style:style>
    <style:style style:name="T93" style:family="text">
      <style:text-properties fo:language="uk" fo:country="UA" fo:font-weight="normal" officeooo:rsid="0013890a" style:font-weight-asian="normal" style:font-weight-complex="normal"/>
    </style:style>
    <style:style style:name="T94" style:family="text">
      <style:text-properties fo:language="uk" fo:country="UA" fo:font-weight="normal" officeooo:rsid="0014de2e" style:font-weight-asian="normal" style:font-weight-complex="normal"/>
    </style:style>
    <style:style style:name="T95" style:family="text">
      <style:text-properties fo:language="uk" fo:country="UA" fo:font-weight="normal" officeooo:rsid="0017459d" style:font-weight-asian="normal" style:font-weight-complex="normal"/>
    </style:style>
    <style:style style:name="T96" style:family="text">
      <style:text-properties fo:language="uk" fo:country="UA" fo:font-weight="normal" officeooo:rsid="00174d2b" style:font-weight-asian="normal" style:font-weight-complex="normal"/>
    </style:style>
    <style:style style:name="T97" style:family="text">
      <style:text-properties fo:language="uk" fo:country="UA" fo:font-weight="normal" officeooo:rsid="001845bb" style:font-weight-asian="normal" style:font-weight-complex="normal"/>
    </style:style>
    <style:style style:name="T98" style:family="text">
      <style:text-properties fo:language="uk" fo:country="UA" fo:font-weight="normal" officeooo:rsid="0019192b" style:font-weight-asian="normal" style:font-weight-complex="normal"/>
    </style:style>
    <style:style style:name="T99" style:family="text">
      <style:text-properties fo:language="uk" fo:country="UA" fo:font-weight="normal" officeooo:rsid="00195967" style:font-weight-asian="normal" style:font-weight-complex="normal"/>
    </style:style>
    <style:style style:name="T100" style:family="text">
      <style:text-properties fo:language="uk" fo:country="UA" fo:font-weight="normal" officeooo:rsid="001a8c08" style:font-weight-asian="normal" style:font-weight-complex="normal"/>
    </style:style>
    <style:style style:name="T101" style:family="text">
      <style:text-properties fo:language="uk" fo:country="UA" fo:font-weight="normal" officeooo:rsid="001bcacf" style:font-weight-asian="normal" style:font-weight-complex="normal"/>
    </style:style>
    <style:style style:name="T102" style:family="text">
      <style:text-properties fo:language="uk" fo:country="UA" fo:font-weight="normal" officeooo:rsid="001d5562" style:font-weight-asian="normal" style:font-weight-complex="normal"/>
    </style:style>
    <style:style style:name="T103" style:family="text">
      <style:text-properties fo:language="uk" fo:country="UA" fo:font-weight="normal" officeooo:rsid="00217390" style:font-weight-asian="normal" style:font-weight-complex="normal"/>
    </style:style>
    <style:style style:name="T104" style:family="text">
      <style:text-properties fo:language="uk" fo:country="UA" fo:font-weight="normal" officeooo:rsid="0022db7d" style:font-weight-asian="normal" style:font-weight-complex="normal"/>
    </style:style>
    <style:style style:name="T105" style:family="text">
      <style:text-properties fo:language="uk" fo:country="UA" fo:font-weight="normal" officeooo:rsid="0028b84e" style:font-weight-asian="normal" style:font-weight-complex="normal"/>
    </style:style>
    <style:style style:name="T106" style:family="text">
      <style:text-properties fo:language="uk" fo:country="UA" fo:font-weight="normal" officeooo:rsid="002a9421" style:font-weight-asian="normal" style:font-weight-complex="normal"/>
    </style:style>
    <style:style style:name="T107" style:family="text">
      <style:text-properties fo:language="uk" fo:country="UA" fo:font-weight="normal" officeooo:rsid="002b4546" style:font-weight-asian="normal" style:font-weight-complex="normal"/>
    </style:style>
    <style:style style:name="T108" style:family="text">
      <style:text-properties fo:language="uk" fo:country="UA" fo:font-weight="normal" officeooo:rsid="002e5449" style:font-weight-asian="normal" style:font-weight-complex="normal"/>
    </style:style>
    <style:style style:name="T109" style:family="text">
      <style:text-properties fo:language="uk" fo:country="UA" fo:font-weight="normal" officeooo:rsid="0030f721" style:font-weight-asian="normal" style:font-weight-complex="normal"/>
    </style:style>
    <style:style style:name="T110" style:family="text">
      <style:text-properties fo:language="uk" fo:country="UA" fo:font-weight="normal" officeooo:rsid="00351855" style:font-weight-asian="normal" style:font-weight-complex="normal"/>
    </style:style>
    <style:style style:name="T111" style:family="text">
      <style:text-properties fo:language="uk" fo:country="UA" fo:font-weight="normal" officeooo:rsid="0035e1c7" style:font-weight-asian="normal" style:font-weight-complex="normal"/>
    </style:style>
    <style:style style:name="T112" style:family="text">
      <style:text-properties fo:language="uk" fo:country="UA" fo:font-weight="normal" officeooo:rsid="0037ae97" style:font-weight-asian="normal" style:font-weight-complex="normal"/>
    </style:style>
    <style:style style:name="T113" style:family="text">
      <style:text-properties fo:language="uk" fo:country="UA" fo:font-weight="normal" officeooo:rsid="00392cf2" style:font-weight-asian="normal" style:font-weight-complex="normal"/>
    </style:style>
    <style:style style:name="T114" style:family="text">
      <style:text-properties fo:language="uk" fo:country="UA" fo:font-weight="normal" officeooo:rsid="003ab93e" style:font-weight-asian="normal" style:font-weight-complex="normal"/>
    </style:style>
    <style:style style:name="T115" style:family="text">
      <style:text-properties fo:language="uk" fo:country="UA" fo:font-weight="normal" officeooo:rsid="003bede9" style:font-weight-asian="normal" style:font-weight-complex="normal"/>
    </style:style>
    <style:style style:name="T116" style:family="text">
      <style:text-properties fo:language="uk" fo:country="UA" fo:font-weight="normal" officeooo:rsid="003c6c88" style:font-weight-asian="normal" style:font-weight-complex="normal"/>
    </style:style>
    <style:style style:name="T117" style:family="text">
      <style:text-properties fo:language="uk" fo:country="UA" fo:font-weight="normal" officeooo:rsid="003d33a1" style:font-weight-asian="normal" style:font-weight-complex="normal"/>
    </style:style>
    <style:style style:name="T118" style:family="text">
      <style:text-properties fo:language="uk" fo:country="UA" fo:font-weight="normal" officeooo:rsid="00422727" style:font-weight-asian="normal" style:font-weight-complex="normal"/>
    </style:style>
    <style:style style:name="T119" style:family="text">
      <style:text-properties fo:language="uk" fo:country="UA" fo:font-weight="normal" officeooo:rsid="0043bd76" style:font-weight-asian="normal" style:font-weight-complex="normal"/>
    </style:style>
    <style:style style:name="T120" style:family="text">
      <style:text-properties fo:language="uk" fo:country="UA" fo:font-weight="normal" officeooo:rsid="004c827e" style:font-weight-asian="normal" style:font-weight-complex="normal"/>
    </style:style>
    <style:style style:name="T121" style:family="text">
      <style:text-properties fo:language="uk" fo:country="UA" fo:font-weight="normal" officeooo:rsid="004d5606" style:font-weight-asian="normal" style:font-weight-complex="normal"/>
    </style:style>
    <style:style style:name="T122" style:family="text">
      <style:text-properties fo:language="uk" fo:country="UA" fo:font-weight="normal" officeooo:rsid="004dc293" style:font-weight-asian="normal" style:font-weight-complex="normal"/>
    </style:style>
    <style:style style:name="T123" style:family="text">
      <style:text-properties fo:language="uk" fo:country="UA" fo:font-weight="normal" officeooo:rsid="004df7db" style:font-weight-asian="normal" style:font-weight-complex="normal"/>
    </style:style>
    <style:style style:name="T124" style:family="text">
      <style:text-properties fo:language="uk" fo:country="UA" officeooo:rsid="002e98dd"/>
    </style:style>
    <style:style style:name="T125" style:family="text">
      <style:text-properties fo:language="uk" fo:country="UA" officeooo:rsid="000fce72"/>
    </style:style>
    <style:style style:name="T126" style:family="text">
      <style:text-properties fo:language="uk" fo:country="UA" officeooo:rsid="0053c881"/>
    </style:style>
    <style:style style:name="T127" style:family="text">
      <style:text-properties fo:language="uk" fo:country="UA" officeooo:rsid="0054e839"/>
    </style:style>
    <style:style style:name="T128" style:family="text">
      <style:text-properties fo:language="uk" fo:country="UA" officeooo:rsid="00556f0a"/>
    </style:style>
    <style:style style:name="T129" style:family="text">
      <style:text-properties fo:language="uk" fo:country="UA" officeooo:rsid="0057601f"/>
    </style:style>
    <style:style style:name="T130" style:family="text">
      <style:text-properties fo:language="uk" fo:country="UA" officeooo:rsid="003ff27e"/>
    </style:style>
    <style:style style:name="T131" style:family="text">
      <style:text-properties fo:language="uk" fo:country="UA" officeooo:rsid="005ae28f"/>
    </style:style>
    <style:style style:name="T132" style:family="text">
      <style:text-properties fo:language="uk" fo:country="UA" officeooo:rsid="005b3893"/>
    </style:style>
    <style:style style:name="T133" style:family="text">
      <style:text-properties fo:language="uk" fo:country="UA" officeooo:rsid="005d8b49"/>
    </style:style>
    <style:style style:name="T134" style:family="text">
      <style:text-properties fo:language="uk" fo:country="UA" officeooo:rsid="005f1ab6"/>
    </style:style>
    <style:style style:name="T135" style:family="text">
      <style:text-properties fo:language="uk" fo:country="UA" officeooo:rsid="00626fc9"/>
    </style:style>
    <style:style style:name="T136" style:family="text">
      <style:text-properties fo:language="uk" fo:country="UA" officeooo:rsid="0069734c"/>
    </style:style>
    <style:style style:name="T137" style:family="text">
      <style:text-properties fo:language="uk" fo:country="UA" officeooo:rsid="0074bc1b"/>
    </style:style>
    <style:style style:name="T138" style:family="text">
      <style:text-properties fo:language="uk" fo:country="UA" officeooo:rsid="0075477b"/>
    </style:style>
    <style:style style:name="T139" style:family="text">
      <style:text-properties fo:language="uk" fo:country="UA" officeooo:rsid="007d581e"/>
    </style:style>
    <style:style style:name="T140" style:family="text">
      <style:text-properties fo:language="uk" fo:country="UA" officeooo:rsid="00834d77"/>
    </style:style>
    <style:style style:name="T141" style:family="text">
      <style:text-properties fo:language="uk" fo:country="UA" officeooo:rsid="0083f00e"/>
    </style:style>
    <style:style style:name="T142" style:family="text">
      <style:text-properties fo:language="uk" fo:country="UA" officeooo:rsid="00917e92"/>
    </style:style>
    <style:style style:name="T143" style:family="text">
      <style:text-properties fo:language="uk" fo:country="UA" officeooo:rsid="00942907"/>
    </style:style>
    <style:style style:name="T144" style:family="text">
      <style:text-properties fo:language="uk" fo:country="UA" officeooo:rsid="005a6491"/>
    </style:style>
    <style:style style:name="T145" style:family="text">
      <style:text-properties fo:language="uk" fo:country="UA" officeooo:rsid="009632a2"/>
    </style:style>
    <style:style style:name="T146" style:family="text">
      <style:text-properties fo:language="uk" fo:country="UA" officeooo:rsid="0096eb97"/>
    </style:style>
    <style:style style:name="T147" style:family="text">
      <style:text-properties fo:language="uk" fo:country="UA" officeooo:rsid="0097ca4f"/>
    </style:style>
    <style:style style:name="T148" style:family="text">
      <style:text-properties fo:language="uk" fo:country="UA" officeooo:rsid="00999d4d"/>
    </style:style>
    <style:style style:name="T149" style:family="text">
      <style:text-properties fo:language="uk" fo:country="UA" officeooo:rsid="00ab81a0"/>
    </style:style>
    <style:style style:name="T150" style:family="text">
      <style:text-properties fo:language="uk" fo:country="UA" officeooo:rsid="006c1847"/>
    </style:style>
    <style:style style:name="T151" style:family="text">
      <style:text-properties fo:language="uk" fo:country="UA" officeooo:rsid="00ae787f"/>
    </style:style>
    <style:style style:name="T152" style:family="text">
      <style:text-properties fo:language="uk" fo:country="UA" officeooo:rsid="00b0d6da"/>
    </style:style>
    <style:style style:name="T153" style:family="text">
      <style:text-properties fo:language="uk" fo:country="UA" officeooo:rsid="00b4f663"/>
    </style:style>
    <style:style style:name="T154" style:family="text">
      <style:text-properties fo:language="uk" fo:country="UA" officeooo:rsid="00ba29d7"/>
    </style:style>
    <style:style style:name="T155" style:family="text">
      <style:text-properties fo:language="uk" fo:country="UA" officeooo:rsid="00ba5f8d"/>
    </style:style>
    <style:style style:name="T156" style:family="text">
      <style:text-properties fo:language="uk" fo:country="UA" officeooo:rsid="00beb4f1"/>
    </style:style>
    <style:style style:name="T157" style:family="text">
      <style:text-properties fo:language="uk" fo:country="UA" officeooo:rsid="00c4a7c3"/>
    </style:style>
    <style:style style:name="T158" style:family="text">
      <style:text-properties fo:language="uk" fo:country="UA" officeooo:rsid="00c5213d"/>
    </style:style>
    <style:style style:name="T159" style:family="text">
      <style:text-properties fo:language="uk" fo:country="UA" officeooo:rsid="00c62aa2"/>
    </style:style>
    <style:style style:name="T160" style:family="text">
      <style:text-properties fo:language="uk" fo:country="UA" officeooo:rsid="00ca982c"/>
    </style:style>
    <style:style style:name="T161" style:family="text">
      <style:text-properties fo:language="uk" fo:country="UA" officeooo:rsid="00cece98"/>
    </style:style>
    <style:style style:name="T162" style:family="text">
      <style:text-properties fo:language="uk" fo:country="UA" officeooo:rsid="00cfa341"/>
    </style:style>
    <style:style style:name="T163" style:family="text">
      <style:text-properties fo:language="uk" fo:country="UA" officeooo:rsid="00d26c86"/>
    </style:style>
    <style:style style:name="T164" style:family="text">
      <style:text-properties fo:language="uk" fo:country="UA" officeooo:rsid="00d330e9"/>
    </style:style>
    <style:style style:name="T165" style:family="text">
      <style:text-properties fo:language="uk" fo:country="UA" officeooo:rsid="00d4e723"/>
    </style:style>
    <style:style style:name="T166" style:family="text">
      <style:text-properties fo:language="uk" fo:country="UA" officeooo:rsid="00d6020d"/>
    </style:style>
    <style:style style:name="T167" style:family="text">
      <style:text-properties fo:language="uk" fo:country="UA" officeooo:rsid="00d9d6f7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language="ru" fo:country="RU" fo:font-weight="normal" officeooo:rsid="00422727" style:font-weight-asian="normal" style:font-weight-complex="normal"/>
    </style:style>
    <style:style style:name="T170" style:family="text">
      <style:text-properties fo:language="ru" fo:country="RU" fo:font-weight="normal" officeooo:rsid="0043bd76" style:font-weight-asian="normal" style:font-weight-complex="normal"/>
    </style:style>
    <style:style style:name="T171" style:family="text">
      <style:text-properties fo:language="ru" fo:country="RU" officeooo:rsid="005b3893"/>
    </style:style>
    <style:style style:name="T172" style:family="text">
      <style:text-properties officeooo:rsid="002e98dd"/>
    </style:style>
    <style:style style:name="T173" style:family="text">
      <style:text-properties officeooo:rsid="0053c881"/>
    </style:style>
    <style:style style:name="T174" style:family="text">
      <style:text-properties officeooo:rsid="006a9d41"/>
    </style:style>
    <style:style style:name="T175" style:family="text">
      <style:text-properties officeooo:rsid="006c1847"/>
    </style:style>
    <style:style style:name="T176" style:family="text">
      <style:text-properties officeooo:rsid="006d6296"/>
    </style:style>
    <style:style style:name="T177" style:family="text">
      <style:text-properties officeooo:rsid="007b2f77"/>
    </style:style>
    <style:style style:name="T178" style:family="text">
      <style:text-properties officeooo:rsid="007c6aab"/>
    </style:style>
    <style:style style:name="T179" style:family="text">
      <style:text-properties officeooo:rsid="008ef7bc"/>
    </style:style>
    <style:style style:name="T180" style:family="text">
      <style:text-properties officeooo:rsid="00917e92"/>
    </style:style>
    <style:style style:name="T181" style:family="text">
      <style:text-properties officeooo:rsid="0099fd6f"/>
    </style:style>
    <style:style style:name="T182" style:family="text">
      <style:text-properties officeooo:rsid="00a27c70"/>
    </style:style>
    <style:style style:name="T183" style:family="text">
      <style:text-properties officeooo:rsid="00ae787f"/>
    </style:style>
    <style:style style:name="T184" style:family="text">
      <style:text-properties officeooo:rsid="00afda23"/>
    </style:style>
    <style:style style:name="T185" style:family="text">
      <style:text-properties officeooo:rsid="00b0d6da"/>
    </style:style>
    <style:style style:name="T186" style:family="text">
      <style:text-properties officeooo:rsid="00b2438a"/>
    </style:style>
    <style:style style:name="T187" style:family="text">
      <style:text-properties officeooo:rsid="00b88504"/>
    </style:style>
    <style:style style:name="T188" style:family="text">
      <style:text-properties officeooo:rsid="006418e6"/>
    </style:style>
    <style:style style:name="T189" style:family="text">
      <style:text-properties officeooo:rsid="00bd619c"/>
    </style:style>
    <style:style style:name="T190" style:family="text">
      <style:text-properties officeooo:rsid="00c0654c"/>
    </style:style>
    <style:style style:name="T191" style:family="text">
      <style:text-properties officeooo:rsid="00c4a7c3"/>
    </style:style>
    <style:style style:name="T192" style:family="text">
      <style:text-properties officeooo:rsid="00c5213d"/>
    </style:style>
    <style:style style:name="T193" style:family="text">
      <style:text-properties officeooo:rsid="00c62aa2"/>
    </style:style>
    <style:style style:name="T194" style:family="text">
      <style:text-properties officeooo:rsid="00c73a4b"/>
    </style:style>
    <style:style style:name="T195" style:family="text">
      <style:text-properties officeooo:rsid="00c92459"/>
    </style:style>
    <style:style style:name="T196" style:family="text">
      <style:text-properties officeooo:rsid="00ca982c"/>
    </style:style>
    <style:style style:name="T197" style:family="text">
      <style:text-properties officeooo:rsid="00cbe652"/>
    </style:style>
    <style:style style:name="T198" style:family="text">
      <style:text-properties officeooo:rsid="00ce25d0"/>
    </style:style>
    <style:style style:name="T199" style:family="text">
      <style:text-properties officeooo:rsid="00cece98"/>
    </style:style>
    <style:style style:name="T200" style:family="text">
      <style:text-properties officeooo:rsid="00d252be"/>
    </style:style>
    <style:style style:name="T201" style:family="text">
      <style:text-properties officeooo:rsid="00d26c86"/>
    </style:style>
    <style:style style:name="T202" style:family="text">
      <style:text-properties officeooo:rsid="00d4e7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73">Рушій надає можливість в </text:span><text:span text:style-name="T76">ран</text:span><text:span text:style-name="T73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75">яка </text:span><text:span text:style-name="T73">передає в </text:span><text:span text:style-name="T74">застосунок вказівник на свій клас через віртуальний інтерфейс </text:span><text:span text:style-name="T3">KE_INTERFACE. </text:span><text:span text:style-name="T79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79"><text:tab/></text:span><text:span text:style-name="T96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109">а</text:span><text:span text:style-name="T96"> Скрипти. У кожної Відповіді </text:span><text:span text:style-name="T109">та</text:span><text:span text:style-name="T96"> Скрипту є номер наступного діалогу, який активується після активації відповідного елементу. Таким чином відбувається розвиток </text:span><text:span text:style-name="T97">Розповіді</text:span><text:span text:style-name="T96">.</text:span></text:p>
      <text:p text:style-name="P28"><text:tab/></text:p>
      <text:p text:style-name="P3"><text:span text:style-name="T96"><text:tab/></text:span><text:span text:style-name="T98">Важливо: номер діалогу це не те саме, що </text:span><text:span text:style-name="T16">ID </text:span><text:span text:style-name="T98">елемента. </text:span><text:span text:style-name="T99">Ідентифікатор елемента є унікальним, а однаковий номер діалогу можуть мати декілька елементів.</text:span></text:p>
      <text:p text:style-name="P3"><text:span text:style-name="T99"/></text:p>
      <text:p text:style-name="P3"/>
      <text:p text:style-name="P35">Перелік функцій рушія</text:p>
      <text:p text:style-name="P32"><text:span text:style-name="T168"/></text:p>
      <text:p text:style-name="P32"><text:span text:style-name="T168"/></text:p>
      <text:p text:style-name="P36">Для створення Розповідей</text:p>
      <text:p text:style-name="P3"/>
      <text:p text:style-name="P14"><text:tab/><text:span text:style-name="T73">const wchar_t* GetVersion() </text:span><text:span text:style-name="T8">– </text:span><text:span text:style-name="T113">повертає номер поточної версії рушія.</text:span></text:p>
      <text:p text:style-name="P14"><text:span text:style-name="T113"><text:tab/></text:span><text:span text:style-name="T78">const wchar_t* </text:span><text:span text:style-name="T31">GetLastError</text:span><text:span text:style-name="T78">() </text:span><text:span text:style-name="T8">– </text:span><text:span text:style-name="T113">повертає текстовий опис поточної помилки.</text:span></text:p>
      <text:p text:style-name="P4"><text:span text:style-name="T79"><text:tab/></text:span><text:span text:style-name="T21">int </text:span><text:span text:style-name="T3">CreateStory(const wchar_t *story_file) </text:span><text:span text:style-name="T8">–</text:span><text:span text:style-name="T3"> </text:span><text:span text:style-name="T79">створює нову розповідь і зберігає її у файл. </text:span><text:span text:style-name="T83">Ім’я файлу зберігається для подальшого збереження змін в Розповіді. </text:span><text:span text:style-name="T103">Повертає 0 у разі помилки.</text:span></text:p>
      <text:p text:style-name="P7"><text:span text:style-name="T79"><text:tab/></text:span><text:span text:style-name="T22">int </text:span><text:span text:style-name="T3">LoadStory(const wchar_t *story_file) </text:span><text:span text:style-name="T8">–</text:span><text:span text:style-name="T79"> завантажує розповідь з файлу. </text:span><text:span text:style-name="T103">Повертає 0 у разі помилки.</text:span></text:p>
      <text:p text:style-name="P7"><text:span text:style-name="T79"><text:tab/></text:span><text:span text:style-name="T104">i</text:span><text:span text:style-name="T22">nt </text:span><text:span text:style-name="T4">Save</text:span><text:span text:style-name="T3">Story() </text:span><text:span text:style-name="T8">–</text:span><text:span text:style-name="T79"> </text:span><text:span text:style-name="T80">зберігає </text:span><text:span text:style-name="T83">Р</text:span><text:span text:style-name="T80">озповідь </text:span><text:span text:style-name="T83">у поточний файл</text:span><text:span text:style-name="T79">. </text:span><text:span text:style-name="T103">Повертає 0 у разі помилки. </text:span><text:span text:style-name="T118">Зберігати можна або у форматі </text:span><text:span text:style-name="T33">XML, </text:span><text:span text:style-name="T118">або внутрішньому форматі </text:span><text:span text:style-name="T33">SCS, </text:span><text:span text:style-name="T118">який використовує утиліта візуального редактора Розповідей </text:span><text:span text:style-name="T33">Story Creator. </text:span><text:span text:style-name="T118">У разі використання формату </text:span><text:span text:style-name="T33">XML, </text:span><text:span text:style-name="T169">елементи Р</text:span><text:span text:style-name="T118">озповіді, що не прив’язані до жодної Сцени, не будуть збережені у файл.</text:span></text:p>
      <text:p text:style-name="P4"><text:span text:style-name="T79"><text:tab/></text:span><text:span text:style-name="T22">void </text:span><text:span text:style-name="T7">CloseStory() </text:span><text:span text:style-name="T8">–</text:span><text:span text:style-name="T7"> </text:span><text:span text:style-name="T83">закриває Розповідь.</text:span></text:p>
      <text:p text:style-name="P4"><text:span text:style-name="T83"><text:tab/></text:span><text:span text:style-name="T22">void </text:span><text:span text:style-name="T9">ClearStory() </text:span><text:span text:style-name="T8">–</text:span><text:span text:style-name="T9"> </text:span><text:span text:style-name="T85">очищає Розповідь, видаляючи всі елементи.</text:span></text:p>
      <text:p text:style-name="P4"><text:span text:style-name="T79"><text:tab/></text:span><text:span text:style-name="T22">int </text:span><text:span text:style-name="T4">AddScene() </text:span><text:span text:style-name="T8">–</text:span><text:span text:style-name="T4"> </text:span><text:span text:style-name="T80">додає нову текстову Сцену, повертає ідентифікатор елемента, </text:span><text:span text:style-name="T103">або 0 у разі помилки.</text:span></text:p>
      <text:p text:style-name="P8"><text:span text:style-name="T80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80">додає нову </text:span><text:span text:style-name="T81">Відповідь</text:span><text:span text:style-name="T80">, повертає ідентифікатор елемента, </text:span><text:span text:style-name="T103">або 0 у разі помилки</text:span><text:span text:style-name="T80">.</text:span></text:p>
      <text:p text:style-name="P8"><text:span text:style-name="T80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80">додає нов</text:span><text:span text:style-name="T81">ий Скрипт</text:span><text:span text:style-name="T80">, повертає ідентифікатор елемента, </text:span><text:span text:style-name="T103">або 0 у разі помилки</text:span><text:span text:style-name="T80">.</text:span></text:p>
      <text:p text:style-name="P14"><text:span text:style-name="T80"><text:tab/></text:span><text:span text:style-name="T22">int </text:span><text:span text:style-name="T39">Select</text:span><text:span text:style-name="T11">(int id) – </text:span><text:span text:style-name="T88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117">ранслює </text:span><text:span text:style-name="T122">довільний текст </text:span><text:span text:style-name="T117">скрипт</text:span><text:span text:style-name="T122">у</text:span><text:span text:style-name="T88">. Повертає </text:span><text:span text:style-name="T122">результат роботи скрипту, або </text:span><text:span text:style-name="T117">«-</text:span><text:span text:style-name="T39">err-</text:span><text:span text:style-name="T122">» у разі помилки</text:span><text:span text:style-name="T11">.</text:span></text:p>
      <text:p text:style-name="P16"><text:span text:style-name="T80"><text:tab/></text:span><text:span text:style-name="T22">int </text:span><text:span text:style-name="T6">Remove(int id) – </text:span><text:span text:style-name="T82">видаляє елемент з </text:span><text:span text:style-name="T83">Р</text:span><text:span text:style-name="T82">озповіді. </text:span><text:span text:style-name="T114">П</text:span><text:span text:style-name="T112">ри цьому всі зв’язки з іншими елементами будуть автоматично перебудовані. </text:span><text:span text:style-name="T88">Повертає 0 у </text:span><text:span text:style-name="T115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110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110">Повертає 0 у разі помилки.</text:span></text:p>
      <text:p text:style-name="P15"><text:span text:style-name="T110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111">ідв’язує елементи один від одного</text:span><text:span text:style-name="T110">, </text:span><text:span text:style-name="T114">п</text:span><text:span text:style-name="T112">ри цьому всі зв’язки з іншими елементами будуть автоматично перебудовані.</text:span><text:span text:style-name="T11">. </text:span><text:span text:style-name="T110">Повертає 0 у разі помилки.</text:span></text:p>
      <text:p text:style-name="P8"><text:soft-page-break/><text:span text:style-name="T82"><text:tab/></text:span><text:span text:style-name="T22">int </text:span><text:span text:style-name="T12">G</text:span><text:span text:style-name="T8">etID</text:span><text:span text:style-name="T12">()</text:span><text:span text:style-name="T90"> – повертає </text:span><text:span text:style-name="T12">ID </text:span><text:span text:style-name="T90">елемента.</text:span></text:p>
      <text:p text:style-name="P8"><text:span text:style-name="T82"><text:tab/></text:span><text:span text:style-name="T22">int </text:span><text:span text:style-name="T8">SetID(int new_id) – </text:span><text:span text:style-name="T84">встановлює новий ідентифікатор для елемента, </text:span><text:span text:style-name="T112">при цьому всі зв’язки з іншими елементами будуть автоматично перебудовані</text:span><text:span text:style-name="T80">. </text:span><text:span text:style-name="T103">Повертає 0 у разі помилки.</text:span></text:p>
      <text:p text:style-name="P9"><text:span text:style-name="T84"><text:tab/></text:span><text:span text:style-name="T22">int </text:span><text:span text:style-name="T13">GetDialog() </text:span><text:span text:style-name="T8">–</text:span><text:span text:style-name="T13"> </text:span><text:span text:style-name="T91">повертає номер діалогу </text:span><text:span text:style-name="T96">до якого відноситься </text:span><text:span text:style-name="T91">елемент</text:span><text:span text:style-name="T80">, </text:span><text:span text:style-name="T103">або 0 у разі помилки</text:span><text:span text:style-name="T91">.</text:span></text:p>
      <text:p text:style-name="P15"><text:span text:style-name="T84"><text:tab/></text:span><text:span text:style-name="T22">int </text:span><text:span text:style-name="T8">Set</text:span><text:span text:style-name="T10">Dialog</text:span><text:span text:style-name="T8">(int new_id) – </text:span><text:span text:style-name="T86">встановлює новий </text:span><text:span text:style-name="T89">номер</text:span><text:span text:style-name="T86"> діалогу для елемента. </text:span><text:span text:style-name="T114">П</text:span><text:span text:style-name="T112">ри цьому всі зв’язки з іншими елементами будуть автоматично перебудовані.</text:span><text:span text:style-name="T86"> </text:span><text:span text:style-name="T103">Повертає 0 у разі помилки.</text:span></text:p>
      <text:p text:style-name="P9"><text:span text:style-name="T86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92">повертає </text:span><text:span text:style-name="T14">ID </text:span><text:span text:style-name="T92">елемента, що прив’язаний до активного </text:span><text:span text:style-name="T86">(</text:span><text:span text:style-name="T116">попереднього</text:span><text:span text:style-name="T86"> елемент</text:span><text:span text:style-name="T93">а</text:span><text:span text:style-name="T86"> в ланцюжку)</text:span><text:span text:style-name="T92">. Якщо активний елемент це Сцена, то повертає 0, бо до Сцени може бути прив’язано декілька елементів.</text:span></text:p>
      <text:p text:style-name="P15"><text:span text:style-name="T86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92">встановлює</text:span><text:span text:style-name="T86"> елемент, що прив’язаний до </text:span><text:span text:style-name="T92">активного елементу </text:span><text:span text:style-name="T114">(</text:span><text:span text:style-name="T116">попередній</text:span><text:span text:style-name="T114"> в ланцюжку)</text:span><text:span text:style-name="T86">. </text:span><text:span text:style-name="T114">П</text:span><text:span text:style-name="T112">ри цьому всі зв’язки з іншими елементами будуть автоматично перебудовані. </text:span><text:span text:style-name="T103">Повертає 0 у разі помилки.</text:span></text:p>
      <text:p text:style-name="P15"><text:span text:style-name="T86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93">повертає </text:span><text:span text:style-name="T15">ID </text:span><text:span text:style-name="T93">елемента до якого прив’язано активний елемент </text:span><text:span text:style-name="T86">(</text:span><text:span text:style-name="T116">наступного</text:span><text:span text:style-name="T86"> елемента в ланцюжку).</text:span><text:span text:style-name="T112"> </text:span><text:span text:style-name="T103">Повертає 0 у разі помилки.</text:span></text:p>
      <text:p text:style-name="P15"><text:span text:style-name="T86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95">встановлює</text:span><text:span text:style-name="T86"> елемент, до якого прив’язаний </text:span><text:span text:style-name="T94">активний </text:span><text:span text:style-name="T86">елемент </text:span><text:span text:style-name="T116">(наступний в ланцюжку)</text:span><text:span text:style-name="T86">. </text:span><text:span text:style-name="T114">П</text:span><text:span text:style-name="T112">ри цьому всі зв’язки з іншими елементами будуть автоматично перебудовані. </text:span><text:span text:style-name="T103">Повертає 0 у разі помилки.</text:span></text:p>
      <text:p text:style-name="P9"><text:span text:style-name="T87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90"> – повертає </text:span><text:span text:style-name="T100">тип</text:span><text:span text:style-name="T12"> </text:span><text:span text:style-name="T90">елемента. </text:span><text:span text:style-name="T100">1 – Сцена, 2 – Відповідь, 3 – Скрипт, 0 – у разі помилки.</text:span></text:p>
      <text:p text:style-name="P9"><text:span text:style-name="T100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90"> – повертає </text:span><text:span text:style-name="T101">текст</text:span><text:span text:style-name="T12"> </text:span><text:span text:style-name="T90">елемента.</text:span></text:p>
      <text:p text:style-name="P5"><text:span text:style-name="T82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84">встановлює новий </text:span><text:span text:style-name="T101">текст</text:span><text:span text:style-name="T84"> для елемента.</text:span></text:p>
      <text:p text:style-name="P9"><text:span text:style-name="T84"><text:tab/></text:span><text:span text:style-name="T22">int </text:span><text:span text:style-name="T19">IsEndDialog</text:span><text:span text:style-name="T12">()</text:span><text:span text:style-name="T90"> – </text:span><text:span text:style-name="T102">перевіряє чи елемент завершальним у ланцюжку Розповіді</text:span><text:span text:style-name="T90">. </text:span><text:span text:style-name="T103">1 – якщо елемент завершує ланцюжок, 0 – у протилежному випадку.</text:span></text:p>
      <text:p text:style-name="P6"><text:span text:style-name="T82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102">означає елемент як завершальний у Розповіді</text:span><text:span text:style-name="T84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90"> – </text:span><text:span text:style-name="T107">повертає рядок параметрів Скрипту.</text:span></text:p>
      <text:p text:style-name="P10"><text:span text:style-name="T107"><text:tab/></text:span><text:span text:style-name="T26">void SetParams(const wchar_t *params) – </text:span><text:span text:style-name="T107">встановлює рядок параметрів для Скрипту.</text:span></text:p>
      <text:p text:style-name="P20"><text:span text:style-name="T107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117">ранслює скрипт, записує результат у поле </text:span><text:span text:style-name="T32">Result </text:span><text:span text:style-name="T117">відповідного елемента</text:span><text:span text:style-name="T88">. Повертає </text:span><text:span text:style-name="T117">1 у разі успіху та </text:span><text:span text:style-name="T88">0 у разі </text:span><text:span text:style-name="T117">помилки</text:span><text:span text:style-name="T11">. </text:span><text:span text:style-name="T123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107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90"> – </text:span><text:span text:style-name="T107">повертає результат виконання Скрипту. </text:span><text:span text:style-name="T116">Повертає порожню строку, доки Скрипт не буде виконаний.</text:span></text:p>
      <text:p text:style-name="P10"><text:span text:style-name="T107"/></text:p>
      <text:p text:style-name="P12"/>
      <text:p text:style-name="P37">Для навігації по Розповіді</text:p>
      <text:p text:style-name="P12"/>
      <text:p text:style-name="P18"><text:span text:style-name="T103"><text:tab/></text:span><text:span text:style-name="T104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79"> </text:span><text:span text:style-name="T105">завантажує</text:span><text:span text:style-name="T80"> </text:span><text:span text:style-name="T83">Р</text:span><text:span text:style-name="T80">озповідь </text:span><text:span text:style-name="T105">з файлу і активує перший елемент</text:span><text:span text:style-name="T79">. </text:span><text:span text:style-name="T103">Повертає 0 у разі помилки.</text:span></text:p>
      <text:p text:style-name="P19"><text:span text:style-name="T103"><text:tab/></text:span><text:span text:style-name="T37">i</text:span><text:span text:style-name="T22">nt LoadDialog(int dlg_id)</text:span><text:span text:style-name="T3"> </text:span><text:span text:style-name="T8">–</text:span><text:span text:style-name="T79"> </text:span><text:span text:style-name="T105">завантажує</text:span><text:span text:style-name="T80"> </text:span><text:span text:style-name="T121">діалог із вказаним </text:span><text:span text:style-name="T37">ID</text:span><text:span text:style-name="T79">. </text:span><text:span text:style-name="T103">Повертає 0 у разі помилки.</text:span></text:p>
      <text:p text:style-name="P17"><text:span text:style-name="T103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90"> – повертає </text:span><text:span text:style-name="T101">текст</text:span><text:span text:style-name="T12"> </text:span><text:span text:style-name="T34">п</text:span><text:span text:style-name="T119">оточної Сцени</text:span><text:span text:style-name="T90">.</text:span></text:p>
      <text:p text:style-name="P17"><text:span text:style-name="T90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90"> – повертає </text:span><text:span text:style-name="T101">текст</text:span><text:span text:style-name="T12"> </text:span><text:span text:style-name="T119">Відповіді з індексом </text:span><text:span text:style-name="T34">index, </text:span><text:span text:style-name="T170">що прив’</text:span><text:span text:style-name="T119">язана до поточної Сцени</text:span><text:span text:style-name="T90">.</text:span><text:span text:style-name="T34"> </text:span></text:p>
      <text:p text:style-name="P13"><text:span text:style-name="T103"><text:tab/></text:span><text:span text:style-name="T104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79"> </text:span><text:span text:style-name="T106">повертає кількість Відповідей, доступних для поточної Сцени.</text:span></text:p>
      <text:p text:style-name="P13"><text:span text:style-name="T108"><text:tab/></text:span><text:span text:style-name="T27">void SelectAnswer(int index) – </text:span><text:span text:style-name="T34">а</text:span><text:span text:style-name="T119">ктивує</text:span><text:span text:style-name="T108"> Відповідь з вказаним індексом. Після цього </text:span><text:span text:style-name="T119">рушій переходить до наступної Сцени або завершує Розповідь якщо ця Відповідь має </text:span><text:soft-page-break/><text:span text:style-name="T119">прапорець </text:span><text:span text:style-name="T34">EndDialog</text:span><text:span text:style-name="T108">.</text:span></text:p>
      <text:p text:style-name="P29"><text:tab/></text:p>
      <text:p text:style-name="P21"><text:span text:style-name="T124"/></text:p>
      <text:p text:style-name="P21"><text:span text:style-name="T124"/></text:p>
      <text:p text:style-name="P21"><text:span text:style-name="T124">А</text:span><text:span text:style-name="T77">лгоритм роботи</text:span></text:p>
      <text:p text:style-name="P21"><text:span text:style-name="T78"/></text:p>
      <text:p text:style-name="P22"><text:span text:style-name="T78"><text:tab/>Після виклику </text:span><text:span text:style-name="T35">Tell</text:span><text:span text:style-name="T3">Story</text:span><text:span text:style-name="T78">(), рушій завантажує Розповідь з файлу і активує першу Сцену, </text:span><text:span text:style-name="T121">використовуючи для цього функцію </text:span><text:span text:style-name="T37">LoadDialog()</text:span><text:span text:style-name="T78">. При цьому транслюються всі Скрипти, що прив’язані до неї. </text:span><text:span text:style-name="T120">Перш</text:span><text:span text:style-name="T121">ий</text:span><text:span text:style-name="T120"> </text:span><text:span text:style-name="T121">діалог</text:span><text:span text:style-name="T120"> завжди </text:span><text:span text:style-name="T121">повинен</text:span><text:span text:style-name="T120"> мати </text:span><text:span text:style-name="T36">ID </text:span><text:span text:style-name="T120">зі значенням «</text:span><text:span text:style-name="T121">0</text:span><text:span text:style-name="T120">». </text:span><text:span text:style-name="T78">Користувач має викликати </text:span><text:span text:style-name="T2">Get</text:span><text:span text:style-name="T25">AnswerCount</text:span><text:span text:style-name="T78">(), аби отримати кількість доступних Відповідей, </text:span><text:span text:style-name="T121">потім</text:span><text:span text:style-name="T78"> він використовує </text:span><text:span text:style-name="T12">G</text:span><text:span text:style-name="T8">et</text:span><text:span text:style-name="T2">Answer</text:span><text:span text:style-name="T78">() щоб отримати текст потрібної Відповіді (наприклад, аби вивести його на екран), </text:span><text:span text:style-name="T121">і</text:span><text:span text:style-name="T78"> активує потрібну Відповідь за допомогою </text:span><text:span text:style-name="T27">SelectAnswer</text:span><text:span text:style-name="T78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78"/></text:p>
      <text:p text:style-name="P22"><text:span text:style-name="T78"/></text:p>
      <text:p text:style-name="P34">Керування рушієм за допомогою скриптів</text:p>
      <text:p text:style-name="P62"><text:span text:style-name="T124"/></text:p>
      <text:p text:style-name="P63"><text:span text:style-name="T124"><text:tab/></text:span><text:span text:style-name="T132">Функції рушія можна використовувати у скриптах на мові </text:span><text:span text:style-name="T46">ELI, </text:span><text:span text:style-name="T171">як </text:span><text:span text:style-name="T132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32">функцій для роботи з рушієм.</text:span></text:p>
      <text:p text:style-name="P31"><text:tab/>Для використання цієї бібліотеки необхідно її ініціалізувати, додавши у скрипт наступні рядки:</text:p>
      <text:p text:style-name="P63"><text:span text:style-name="T132"/></text:p>
      <text:p text:style-name="P31">#include ".\scripts\KobzarScripts.eh";</text:p>
      <text:p text:style-name="P31">&amp;Engine.Create(Kobzar, "");</text:p>
      <text:p text:style-name="P63"><text:span text:style-name="T132">&amp;Engine.</text:span><text:span text:style-name="T46">CreateNew</text:span><text:span text:style-name="T132">Instance();</text:span></text:p>
      <text:p text:style-name="P63"><text:span text:style-name="T132"/></text:p>
      <text:p text:style-name="P31"><text:tab/>У внутрішніх скриптах нічого додавати не потрібно, бібліотека-коннектор ініціюється автоматично під час їх трансляції.</text:p>
      <text:p text:style-name="P63"><text:span text:style-name="T132"><text:tab/></text:span><text:span text:style-name="T133">Функціонал бібліотеки-коннектора наведено в Додатку 1.</text:span></text:p>
      <text:p text:style-name="P63"><text:span text:style-name="T133"/></text:p>
      <text:p text:style-name="P2"><text:span text:style-name="T124"/></text:p>
      <text:p text:style-name="P27"><text:span text:style-name="T124">Б</text:span><text:span text:style-name="T77">ібліотека візуалізації</text:span></text:p>
      <text:p text:style-name="P60"><text:span text:style-name="T77"/></text:p>
      <text:p text:style-name="P61"><text:span text:style-name="T77"><text:tab/>До складу рушія входить бібліотека Visual</text:span><text:span text:style-name="T48">Lib</text:span><text:span text:style-name="T77">.</text:span><text:span text:style-name="T1">dll, </text:span><text:span text:style-name="T77">що містить набір функцій для створення та використання графічних елементів, таких як вікна, кнопки, зображення тощо. </text:span><text:span text:style-name="T130">Для створення вікна використовується </text:span><text:span text:style-name="T135">W</text:span><text:span text:style-name="T48">inAPI</text:span><text:span text:style-name="T44">. </text:span><text:span text:style-name="T77">Використовуючи скриптову мову </text:span><text:span text:style-name="T1">ELI, м</text:span><text:span text:style-name="T77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31">Коли бібліотека візуалізації завантажується, вона автоматично створює </text:span><text:span text:style-name="T48">в</text:span><text:span text:style-name="T135">ікно</text:span><text:span text:style-name="T131"> за допомогою </text:span><text:span text:style-name="T45">WinAPI-</text:span><text:span text:style-name="T131">функції </text:span><text:span text:style-name="T45">CreateWindow</text:span><text:span text:style-name="T143">()</text:span><text:span text:style-name="T45">, </text:span><text:span text:style-name="T131">після чого за допомогою вбудованих функцій можна керувати </text:span><text:span text:style-name="T135">цим</text:span><text:span text:style-name="T131"> вікном і графічними елементами на ньому.</text:span></text:p>
      <text:p text:style-name="P61"><text:span text:style-name="T131"><text:tab/></text:span><text:span text:style-name="T132">Для використання бібліотеки у внутрішніх скриптах треба </text:span><text:span text:style-name="T146">підключити заголовковий файл бібліотеки</text:span><text:span text:style-name="T133">:</text:span></text:p>
      <text:p text:style-name="P61"><text:span text:style-name="T133"/></text:p>
      <text:p text:style-name="P64"><text:span text:style-name="T132">#include ".\scripts\</text:span><text:span text:style-name="T47">VisualLib</text:span><text:span text:style-name="T132">.eh";</text:span></text:p>
      <text:p text:style-name="P68"><text:span text:style-name="T143"/></text:p>
      <text:p text:style-name="P67"><text:span text:style-name="T144"><text:s/><text:tab/></text:span><text:span text:style-name="T132">п</text:span><text:span text:style-name="T77">ісля чого створити службовий об’єкт, як це передбачено синтаксисом </text:span><text:span text:style-name="T1">ELI:</text:span></text:p>
      <text:p text:style-name="P66"><text:span text:style-name="T1"/></text:p>
      <text:p text:style-name="P71"><text:span text:style-name="T1">&amp;VLib.Create(VisualLibrary, </text:span><text:span text:style-name="T55">""</text:span><text:span text:style-name="T1">);</text:span></text:p>
      <text:p text:style-name="P71"><text:soft-page-break/><text:span text:style-name="T1"/></text:p>
      <text:p text:style-name="P67"><text:span text:style-name="T143"><text:tab/>Цей службовий об’єкт відповідає за ініціалізацію функцій, що містяться в бібліотеці </text:span><text:span text:style-name="T144">Visual</text:span><text:span text:style-name="T48">Lib</text:span><text:span text:style-name="T144">.</text:span><text:span text:style-name="T43">dll.</text:span><text:span text:style-name="T144"> </text:span><text:span text:style-name="T143">Перевірити успішність ініціалізації можна за допомогою </text:span><text:span text:style-name="T145">властивості</text:span><text:span text:style-name="T143"> </text:span><text:span text:style-name="T56">&amp;VLib.Initialised.</text:span></text:p>
      <text:p text:style-name="P67"><text:span text:style-name="T56"/></text:p>
      <text:p text:style-name="P71"><text:span text:style-name="T1"><text:tab/></text:span><text:span text:style-name="T77">Далі необхідно створити об’єкт самої сцени:</text:span></text:p>
      <text:p text:style-name="P66"><text:span text:style-name="T1"/></text:p>
      <text:p text:style-name="P73">&amp;<text:span text:style-name="T174">Scene</text:span>.Create(Visual<text:span text:style-name="T175">Scene</text:span>, "<text:span text:style-name="T180">800, 600, 0"</text:span>);</text:p>
      <text:p text:style-name="P73"><text:tab/></text:p>
      <text:p text:style-name="P69"><text:span text:style-name="T1"><text:tab/></text:span><text:span text:style-name="T147">Де 800 – ширина вікна, 600 – висота, а 0 – вказує на використання віконного режиму.</text:span></text:p>
      <text:p text:style-name="P70"><text:span text:style-name="T57"><text:tab/></text:span><text:span text:style-name="T1">ELI-</text:span><text:span text:style-name="T77">клас </text:span><text:span text:style-name="T1">Visual</text:span><text:span text:style-name="T49">Scene</text:span><text:span text:style-name="T1"> </text:span><text:span text:style-name="T62">м</text:span><text:span text:style-name="T149">істить властивості і методи, які відповідають за графічне вікно: розмір, координати центру вікна тощо</text:span><text:span text:style-name="T77">. </text:span><text:span text:style-name="T149">Для відображення чогось на формі с</text:span><text:span text:style-name="T139">початку слід створити </text:span><text:span text:style-name="T52">ELI-</text:span><text:span text:style-name="T139">об’єкт потрібного контролу, після чого</text:span><text:span text:style-name="T149"> налаштувати його параметри</text:span><text:span text:style-name="T140">. </text:span><text:span text:style-name="T149">Коли об’єкт буде готовий до візуалізації, необхідно використати метод </text:span><text:span text:style-name="T62">Draw() </text:span><text:span text:style-name="T149">для відображення на формі. </text:span><text:span text:style-name="T140">Об’єкт контролу має існувати до кінця трансляції скрипту, оскільки бібліотека візуалізації буде взаємодіяти з ним.</text:span></text:p>
      <text:p text:style-name="P70"><text:span text:style-name="T53"><text:tab/></text:span><text:span text:style-name="T141">Параметри контрола можна редагувати </text:span><text:span text:style-name="T149">і після першої візуалізації</text:span><text:span text:style-name="T141">, наприклад змінити розмір шрифту. </text:span><text:span text:style-name="T148">Але після цього доведеться перемальовувати весь вміст вікна, попередньо очистивши його за допомогою методу </text:span><text:span text:style-name="T77">Visual</text:span><text:span text:style-name="T150">Scene</text:span><text:span text:style-name="T149">::</text:span><text:span text:style-name="T148">Clear</text:span><text:span text:style-name="T58">().</text:span></text:p>
      <text:p text:style-name="P70"><text:span text:style-name="T58"><text:tab/></text:span><text:span text:style-name="T155">Ось так може виглядати умовний скрипт для створення візуальної сцени </text:span><text:span text:style-name="T156">і виведення на неї зображення</text:span><text:span text:style-name="T155">:</text:span></text:p>
      <text:p text:style-name="P70"><text:span text:style-name="T155"/></text:p>
      <text:p text:style-name="P65"><text:span text:style-name="T132">#include ".\scripts\</text:span><text:span text:style-name="T47">VisualLib</text:span><text:span text:style-name="T132">.eh";</text:span></text:p>
      <text:p text:style-name="P65"><text:span text:style-name="T132"/></text:p>
      <text:p text:style-name="P72"><text:span text:style-name="T46">&amp;VLib.Create(VisualLibrary, </text:span><text:span text:style-name="T55">""</text:span><text:span text:style-name="T46">);</text:span></text:p>
      <text:p text:style-name="P72"><text:span text:style-name="T46"/></text:p>
      <text:p text:style-name="P83">if (&amp;Vlib.Initialised)</text:p>
      <text:p text:style-name="P83">{</text:p>
      <text:p text:style-name="P83"><text:s text:c="2"/><text:span text:style-name="T188">&amp;</text:span><text:span text:style-name="T174">Scene</text:span><text:span text:style-name="T188">.Create(Visual</text:span><text:span text:style-name="T175">Scene</text:span><text:span text:style-name="T188">, "</text:span><text:span text:style-name="T180">800, 600, 0"</text:span><text:span text:style-name="T188">);</text:span></text:p>
      <text:p text:style-name="P83"/>
      <text:p text:style-name="P83"><text:s text:c="2"/>&amp;ImageSample.Create(Image, <text:span text:style-name="T188">""</text:span>);</text:p>
      <text:p text:style-name="P83"><text:s text:c="2"/><text:span text:style-name="T189">&amp;ImageSample.X = 10;</text:span></text:p>
      <text:p text:style-name="P83"><text:s text:c="2"/><text:span text:style-name="T189">&amp;ImageSample.Y = 10;</text:span></text:p>
      <text:p text:style-name="P83"><text:s text:c="2"/>&amp;ImageSample.Source = <text:span text:style-name="T188">".</text:span>\images\sample.png<text:span text:style-name="T188">";</text:span></text:p>
      <text:p text:style-name="P83"><text:s text:c="2"/>&amp;ImageSample.Draw();</text:p>
      <text:p text:style-name="P83">}</text:p>
      <text:p text:style-name="P72"><text:span text:style-name="T46"/></text:p>
      <text:p text:style-name="P64"><text:span text:style-name="T132"/></text:p>
      <text:p text:style-name="P64"><text:span text:style-name="T132"><text:tab/></text:span><text:span text:style-name="T133">Функціонал бібліотеки візуалізації наведено в Додатку 3.</text:span></text:p>
      <text:p text:style-name="P64"><text:span text:style-name="T133"/></text:p>
      <text:p text:style-name="P64"><text:span text:style-name="T133"/></text:p>
      <text:p text:style-name="P64"><text:span text:style-name="T133"/></text:p>
      <text:p text:style-name="P64"><text:span text:style-name="T133"/></text:p>
      <text:p text:style-name="P2"><text:span text:style-name="T124"/></text:p>
      <text:p text:style-name="P23"><text:span text:style-name="T124">Д</text:span><text:span text:style-name="T77">одаток 1. Методи службового об’єкта для доступу до функцій рушія</text:span></text:p>
      <text:p text:style-name="P38"><text:span text:style-name="T77"/></text:p>
      <text:p text:style-name="P40"><text:span text:style-name="T77">Create(Kobzar, "")</text:span><text:span text:style-name="T125"> – </text:span><text:span text:style-name="T77"><text:s/></text:span><text:span text:style-name="T126">ініціює службовий об’єкт.</text:span></text:p>
      <text:p text:style-name="P40"><text:span text:style-name="T77">UseCurrrentInstance()</text:span><text:span text:style-name="T125"> – </text:span><text:span text:style-name="T126">використовує поточний екземпляр рушія. За замовчуванням використовується для трансляції коду елементів типу Скрипт.</text:span></text:p>
      <text:p text:style-name="P41"><text:span text:style-name="T77">CreateNewInstance($file)</text:span><text:span text:style-name="T125"> – </text:span><text:span text:style-name="T126">імпортує новий екземпляр рушія з </text:span><text:span text:style-name="T43">DLL</text:span><text:span text:style-name="T126">, шлях до якої вказано у $file.</text:span></text:p>
      <text:p text:style-name="P40"><text:soft-page-break/><text:span text:style-name="T77">GetLastError()</text:span><text:span text:style-name="T125"> – </text:span><text:span text:style-name="T126">викликає аналогічний метод рушія </text:span></text:p>
      <text:p text:style-name="P41"><text:span text:style-name="T77">CreateStory($file)</text:span><text:span text:style-name="T125"> – </text:span><text:span text:style-name="T126">викликає аналогічний метод рушія. </text:span><text:span text:style-name="T77">$file – </text:span><text:span text:style-name="T126">шлях до файлу Розповіді.</text:span></text:p>
      <text:p text:style-name="P41"><text:span text:style-name="T77">LoadStory($file)</text:span><text:span text:style-name="T125"> – </text:span><text:span text:style-name="T126">викликає аналогічний метод рушія. </text:span><text:span text:style-name="T77">$file – </text:span><text:span text:style-name="T126">шлях до файлу Розповіді.</text:span></text:p>
      <text:p text:style-name="P41"><text:span text:style-name="T77">SaveStory()</text:span><text:span text:style-name="T125"> – </text:span><text:span text:style-name="T126">викликає аналогічний метод рушія.</text:span></text:p>
      <text:p text:style-name="P41"><text:span text:style-name="T77">CloseStory()</text:span><text:span text:style-name="T125"> – </text:span><text:span text:style-name="T126">викликає аналогічний метод рушія.</text:span></text:p>
      <text:p text:style-name="P41"><text:span text:style-name="T77">ClearStory()</text:span><text:span text:style-name="T125"> – </text:span><text:span text:style-name="T126">викликає аналогічний метод рушія.</text:span></text:p>
      <text:p text:style-name="P41"><text:span text:style-name="T77">AddScene()</text:span><text:span text:style-name="T125"> – </text:span><text:span text:style-name="T126">викликає аналогічний метод рушія.</text:span></text:p>
      <text:p text:style-name="P41"><text:span text:style-name="T77">AddAnswer()</text:span><text:span text:style-name="T125"> – </text:span><text:span text:style-name="T126">викликає аналогічний метод рушія.</text:span></text:p>
      <text:p text:style-name="P41"><text:span text:style-name="T77">AddScript()</text:span><text:span text:style-name="T125"> – </text:span><text:span text:style-name="T126">викликає аналогічний метод рушія.</text:span></text:p>
      <text:p text:style-name="P41"><text:span text:style-name="T77">Select($id)</text:span><text:span text:style-name="T125"> – </text:span><text:span text:style-name="T126">викликає аналогічний метод рушія. </text:span><text:span text:style-name="T40">$id </text:span><text:span text:style-name="T127">містить </text:span><text:span text:style-name="T40">ID </text:span><text:span text:style-name="T127">потрібного елементу.</text:span></text:p>
      <text:p text:style-name="P42"><text:span text:style-name="T77">Remove($id)</text:span><text:span text:style-name="T125"> – </text:span><text:span text:style-name="T126">викликає аналогічний метод рушія. </text:span><text:span text:style-name="T40">$id </text:span><text:span text:style-name="T127">містить </text:span><text:span text:style-name="T40">ID </text:span><text:span text:style-name="T127">потрібного елементу.</text:span></text:p>
      <text:p text:style-name="P42"><text:span text:style-name="T77">Link($frID, $toID)</text:span><text:span text:style-name="T125"> – </text:span><text:span text:style-name="T126">викликає аналогічний метод рушія. </text:span><text:span text:style-name="T40">$</text:span><text:span text:style-name="T77">frID</text:span><text:span text:style-name="T40"> </text:span><text:span text:style-name="T127">та </text:span><text:span text:style-name="T77">$toID </text:span><text:span text:style-name="T127">містять </text:span><text:span text:style-name="T40">ID е</text:span><text:span text:style-name="T127">лементів що зв’язуються.</text:span></text:p>
      <text:p text:style-name="P42"><text:span text:style-name="T77">Unlink($frID, $toID)</text:span><text:span text:style-name="T125"> – </text:span><text:span text:style-name="T126">викликає аналогічний метод рушія. </text:span><text:span text:style-name="T40">$</text:span><text:span text:style-name="T77">frID</text:span><text:span text:style-name="T40"> </text:span><text:span text:style-name="T127">та </text:span><text:span text:style-name="T77">$toID </text:span><text:span text:style-name="T127">містять </text:span><text:span text:style-name="T40">ID е</text:span><text:span text:style-name="T127">лементів що роз’єднуються.</text:span></text:p>
      <text:p text:style-name="P41"><text:span text:style-name="T77">GetID()</text:span><text:span text:style-name="T125"> – </text:span><text:span text:style-name="T126">викликає аналогічний метод рушія.</text:span></text:p>
      <text:p text:style-name="P42"><text:span text:style-name="T77">SetID($val)</text:span><text:span text:style-name="T125"> – </text:span><text:span text:style-name="T126">викликає аналогічний метод рушія. </text:span><text:span text:style-name="T77">$val </text:span><text:span text:style-name="T127">містить потрібне значення.</text:span></text:p>
      <text:p text:style-name="P41"><text:span text:style-name="T77">GetDialog()</text:span><text:span text:style-name="T125"> – </text:span><text:span text:style-name="T126">викликає аналогічний метод рушія.</text:span></text:p>
      <text:p text:style-name="P42"><text:span text:style-name="T77">SetDialog($val)</text:span><text:span text:style-name="T125"> – </text:span><text:span text:style-name="T126">викликає аналогічний метод рушія. </text:span><text:span text:style-name="T77">$val </text:span><text:span text:style-name="T127">містить потрібне значення.</text:span></text:p>
      <text:p text:style-name="P41"><text:span text:style-name="T77">GetNextDialog()</text:span><text:span text:style-name="T125"> – </text:span><text:span text:style-name="T126">викликає аналогічний метод рушія.</text:span></text:p>
      <text:p text:style-name="P42"><text:span text:style-name="T77">SetNextDialog($val)</text:span><text:span text:style-name="T125"> – </text:span><text:span text:style-name="T126">викликає аналогічний метод рушія. </text:span><text:span text:style-name="T77">$val </text:span><text:span text:style-name="T127">містить потрібне значення.</text:span></text:p>
      <text:p text:style-name="P41"><text:span text:style-name="T77">GetPrevID()</text:span><text:span text:style-name="T125"> – </text:span><text:span text:style-name="T126">викликає аналогічний метод рушія.</text:span></text:p>
      <text:p text:style-name="P42"><text:span text:style-name="T77">SetPrevID($val)</text:span><text:span text:style-name="T125"> – </text:span><text:span text:style-name="T126">викликає аналогічний метод рушія. </text:span><text:span text:style-name="T77">$val </text:span><text:span text:style-name="T127">містить потрібне значення.</text:span></text:p>
      <text:p text:style-name="P41"><text:span text:style-name="T77">GetNextID()</text:span><text:span text:style-name="T125"> – </text:span><text:span text:style-name="T126">викликає аналогічний метод рушія.</text:span></text:p>
      <text:p text:style-name="P42"><text:span text:style-name="T77">SetNextID($val)</text:span><text:span text:style-name="T125"> – </text:span><text:span text:style-name="T126">викликає аналогічний метод рушія. </text:span><text:span text:style-name="T77">$val </text:span><text:span text:style-name="T127">містить потрібне значення.</text:span></text:p>
      <text:p text:style-name="P41"><text:span text:style-name="T77">GetType()</text:span><text:span text:style-name="T125"> – </text:span><text:span text:style-name="T126">викликає аналогічний метод рушія.</text:span></text:p>
      <text:p text:style-name="P41"><text:span text:style-name="T77">GetText()</text:span><text:span text:style-name="T125"> – </text:span><text:span text:style-name="T126">викликає аналогічний метод рушія.</text:span></text:p>
      <text:p text:style-name="P42"><text:span text:style-name="T77">SetText($val)</text:span><text:span text:style-name="T125"> – </text:span><text:span text:style-name="T126">викликає аналогічний метод рушія. </text:span><text:span text:style-name="T77">$val </text:span><text:span text:style-name="T127">містить потрібне значення.</text:span></text:p>
      <text:p text:style-name="P41"><text:span text:style-name="T77">IsEndDialog()</text:span><text:span text:style-name="T125"> – </text:span><text:span text:style-name="T126">викликає аналогічний метод рушія.</text:span></text:p>
      <text:p text:style-name="P42"><text:span text:style-name="T77">SetEndDialog($val)</text:span><text:span text:style-name="T125"> – </text:span><text:span text:style-name="T126">викликає аналогічний метод рушія. </text:span><text:span text:style-name="T77">$val </text:span><text:span text:style-name="T127">містить потрібне значення.</text:span></text:p>
      <text:p text:style-name="P41"><text:span text:style-name="T77">GetParams()</text:span><text:span text:style-name="T125"> – </text:span><text:span text:style-name="T126">викликає аналогічний метод рушія.</text:span></text:p>
      <text:p text:style-name="P42"><text:span text:style-name="T77">SetParams($val)</text:span><text:span text:style-name="T125"> – </text:span><text:span text:style-name="T126">викликає аналогічний метод рушія. </text:span><text:span text:style-name="T77">$val </text:span><text:span text:style-name="T127">містить потрібне значення.</text:span></text:p>
      <text:p text:style-name="P41"><text:span text:style-name="T77">Execute()</text:span><text:span text:style-name="T125"> – </text:span><text:span text:style-name="T126">викликає аналогічний метод рушія.</text:span></text:p>
      <text:p text:style-name="P41"><text:span text:style-name="T77">GetResult()</text:span><text:span text:style-name="T125"> – </text:span><text:span text:style-name="T126">викликає аналогічний метод рушія.</text:span></text:p>
      <text:p text:style-name="P42"><text:span text:style-name="T77">TellStory($file)</text:span><text:span text:style-name="T125"> – </text:span><text:span text:style-name="T126">викликає аналогічний метод рушія. </text:span><text:span text:style-name="T77">$file – </text:span><text:span text:style-name="T126">шлях до файлу Розповіді.</text:span></text:p>
      <text:p text:style-name="P42"><text:span text:style-name="T77">LoadDialog($id)</text:span><text:span text:style-name="T125"> – </text:span><text:span text:style-name="T126">викликає аналогічний метод рушія. </text:span><text:span text:style-name="T40">$id </text:span><text:span text:style-name="T127">містить </text:span><text:span text:style-name="T40">ID </text:span><text:span text:style-name="T127">потрібного елементу.</text:span></text:p>
      <text:p text:style-name="P41"><text:span text:style-name="T77">GetScene()</text:span><text:span text:style-name="T125"> – </text:span><text:span text:style-name="T126">викликає аналогічний метод рушія.</text:span></text:p>
      <text:p text:style-name="P41"><text:span text:style-name="T77">GetAnswerCount()</text:span><text:span text:style-name="T125"> – </text:span><text:span text:style-name="T126">викликає аналогічний метод рушія.</text:span></text:p>
      <text:p text:style-name="P41"><text:span text:style-name="T77">GetAnswer()</text:span><text:span text:style-name="T125"> – </text:span><text:span text:style-name="T126">викликає аналогічний метод рушія.</text:span></text:p>
      <text:p text:style-name="P42"><text:span text:style-name="T77">SelectAnswer($ind)</text:span><text:span text:style-name="T125"> – </text:span><text:span text:style-name="T126">викликає аналогічний метод рушія. </text:span><text:span text:style-name="T40">$ind </text:span><text:span text:style-name="T127">містить індекс</text:span><text:span text:style-name="T40"> </text:span><text:span text:style-name="T127">потрібно</text:span><text:span text:style-name="T128">ї Відповіді</text:span><text:span text:style-name="T127">.</text:span></text:p>
      <text:p text:style-name="P41"><text:span text:style-name="T125">Destroy() – </text:span><text:span text:style-name="T126">знищує службовий об’єкт.</text:span></text:p>
      <text:p text:style-name="P41"><text:span text:style-name="T126"/></text:p>
      <text:p text:style-name="P41"><text:span text:style-name="T126"/></text:p>
      <text:p text:style-name="P24"><text:span text:style-name="T124">Д</text:span><text:span text:style-name="T126">одаток </text:span><text:span text:style-name="T42">2</text:span><text:span text:style-name="T126">. </text:span><text:span text:style-name="T129">Приклад структури </text:span><text:span text:style-name="T41">XML-</text:span><text:span text:style-name="T129">файлу Розповіді</text:span></text:p>
      <text:p text:style-name="P43"><text:span text:style-name="T129"/></text:p>
      <text:p text:style-name="P30">&lt;StoryFile&gt;</text:p>
      <text:p text:style-name="P30"><text:tab/>&lt;Dialog id = '0'&gt;</text:p>
      <text:p text:style-name="P43"><text:span text:style-name="T129"><text:tab/><text:tab/>&lt;ScreenText&gt;</text:span><text:span text:style-name="T41">scene text</text:span><text:span text:style-name="T129">&lt;/ScreenText&gt;</text:span></text:p>
      <text:p text:style-name="P30"><text:tab/><text:tab/>&lt;Answers&gt;</text:p>
      <text:p text:style-name="P30"><text:tab/><text:tab/><text:tab/>&lt;Answer NextDialog = '1'&gt;</text:p>
      <text:p text:style-name="P43"><text:span text:style-name="T129"><text:tab/><text:tab/><text:tab/><text:tab/>&lt;Text&gt;</text:span><text:span text:style-name="T41">Answer text</text:span><text:span text:style-name="T129">&lt;/Text&gt;</text:span></text:p>
      <text:p text:style-name="P30"><text:soft-page-break/><text:tab/><text:tab/><text:tab/>&lt;/Answer&gt;</text:p>
      <text:p text:style-name="P30"><text:tab/><text:tab/>&lt;/Answers&gt;</text:p>
      <text:p text:style-name="P30"><text:tab/>&lt;/Dialog&gt;</text:p>
      <text:p text:style-name="P30"><text:tab/>&lt;Dialog id = '1'&gt;</text:p>
      <text:p text:style-name="P43"><text:span text:style-name="T129"><text:tab/><text:tab/>&lt;ScreenText&gt;</text:span><text:span text:style-name="T41">next Scene text</text:span><text:span text:style-name="T129">&lt;/ScreenText&gt;</text:span></text:p>
      <text:p text:style-name="P30"><text:tab/><text:tab/>&lt;Answers&gt;</text:p>
      <text:p text:style-name="P30"><text:tab/><text:tab/>&lt;/Answers&gt;</text:p>
      <text:p text:style-name="P30"><text:tab/>&lt;/Dialog&gt;</text:p>
      <text:p text:style-name="P30">&lt;/StoryFile&gt;</text:p>
      <text:p text:style-name="P30"/>
      <text:p text:style-name="P25"><text:span text:style-name="T172">Д</text:span><text:span text:style-name="T173">одаток </text:span><text:span text:style-name="T134">3</text:span><text:span text:style-name="T173">. </text:span><text:span text:style-name="T132">Методи бібліотеки візуалізації</text:span></text:p>
      <text:p text:style-name="P76"/>
      <text:p text:style-name="P74">Visual<text:span text:style-name="T175">Scene</text:span><text:span text:style-name="T180">($width, $height, $fullscreen) </text:span><text:span text:style-name="T125">– </text:span><text:span text:style-name="T142">створює об’єкт та вікно з шириною </text:span><text:span text:style-name="T180">$width</text:span><text:span text:style-name="T142"> та висотою </text:span><text:span text:style-name="T180">$height. </text:span><text:span text:style-name="T142">Параметр </text:span><text:span text:style-name="T180">$fullscreen </text:span><text:span text:style-name="T142">вказує на роботу в повноекранному режимі, приймає значення 1 чи 0.</text:span></text:p>
      <text:p text:style-name="P78"><text:span text:style-name="T181">Show</text:span><text:span text:style-name="T176">Form</text:span>() <text:span text:style-name="T125">– </text:span><text:span text:style-name="T143">робить вікно видимим</text:span><text:span text:style-name="T77">.</text:span></text:p>
      <text:p text:style-name="P78"><text:span text:style-name="T181">Hide</text:span><text:span text:style-name="T176">Form</text:span>() <text:span text:style-name="T125">– </text:span><text:span text:style-name="T143">приховує вікно</text:span><text:span text:style-name="T77">.</text:span></text:p>
      <text:p text:style-name="P77">Clear() <text:span text:style-name="T125">–</text:span> <text:span text:style-name="T77">очищує вікно.</text:span></text:p>
      <text:p text:style-name="P82"><text:span text:style-name="T143"/></text:p>
      <text:p text:style-name="P75"><text:span text:style-name="T136"/></text:p>
      <text:p text:style-name="P75"><text:span text:style-name="T136"/></text:p>
      <text:p text:style-name="P26"><text:span text:style-name="T124">Д</text:span><text:span text:style-name="T126">одаток </text:span><text:span text:style-name="T50">4</text:span><text:span text:style-name="T126">. </text:span><text:span text:style-name="T137">Опис службових класів бібліотеки візуалізації</text:span></text:p>
      <text:p text:style-name="P39"><text:span text:style-name="T137"/></text:p>
      <text:p text:style-name="P44"><text:span text:style-name="T137"><text:tab/></text:span><text:span text:style-name="T138">Нижче наведені лише публічні члени класів. Повну структуру можна побачити у файлах-заголовках </text:span><text:span text:style-name="T51">VisualLib.eh </text:span><text:span text:style-name="T138">та </text:span><text:span text:style-name="T51">Color.eh.</text:span></text:p>
      <text:p text:style-name="P44"><text:span text:style-name="T51"/></text:p>
      <text:p text:style-name="P44">#class Color – <text:span text:style-name="T183">описує колір, використовується для фарбування елементів.</text:span> </text:p>
      <text:p text:style-name="P44"><text:s text:c="2"/>#public property Red = 0</text:p>
      <text:p text:style-name="P44"><text:s text:c="2"/>#public property Green = 0</text:p>
      <text:p text:style-name="P44"><text:s text:c="2"/>#public property Blue = 0</text:p>
      <text:p text:style-name="P44"><text:s text:c="2"/>#public property Alpha <text:span text:style-name="T63">= 0</text:span></text:p>
      <text:p text:style-name="P44"/>
      <text:p text:style-name="P44"/>
      <text:p text:style-name="P46">#class RuntimeFont – <text:span text:style-name="T179">ресурс шрифта, який завантажується з файлу, можна потім використати для </text:span><text:span text:style-name="T183">створення </text:span><text:span text:style-name="T179">об’єкта класу </text:span><text:span text:style-name="T54">Font</text:span></text:p>
      <text:p text:style-name="P46"><text:s text:c="2"/>#public method RuntimeFont($file)</text:p>
      <text:p text:style-name="P46"/>
      <text:p text:style-name="P46"/>
      <text:p text:style-name="P52">#class Font – <text:span text:style-name="T184">шрифт тексту, використовується в контролах, що містять текст</text:span></text:p>
      <text:p text:style-name="P52"><text:s text:c="2"/>#public property Name = "Arial" – <text:span text:style-name="T184">сімейство шрифтів</text:span></text:p>
      <text:p text:style-name="P52"><text:s text:c="2"/>#public property Style =<text:span text:style-name="T1"> </text:span><text:span text:style-name="T66">r</text:span><text:span text:style-name="T1"> </text:span>– <text:span text:style-name="T184">стиль:</text:span></text:p>
      <text:p text:style-name="P52"><text:tab/><text:tab/><text:tab/>r – <text:span text:style-name="T187">звичайний</text:span></text:p>
      <text:p text:style-name="P52"><text:tab/><text:tab/><text:tab/>b – <text:span text:style-name="T187">жирний</text:span></text:p>
      <text:p text:style-name="P52"><text:tab/><text:tab/><text:tab/>i – <text:span text:style-name="T187">курсив</text:span></text:p>
      <text:p text:style-name="P52"><text:tab/><text:tab/><text:tab/>bi – <text:span text:style-name="T187">жирний курсив</text:span></text:p>
      <text:p text:style-name="P52"><text:tab/><text:tab/><text:tab/>u – <text:span text:style-name="T187">підкреслений</text:span></text:p>
      <text:p text:style-name="P52"><text:tab/><text:tab/><text:tab/>s – <text:span text:style-name="T187">закреслений</text:span></text:p>
      <text:p text:style-name="P52"><text:s text:c="2"/>#public property Size = 10 – <text:span text:style-name="T184">розмір</text:span></text:p>
      <text:p text:style-name="P52"><text:s text:c="2"/>#public property Color = #class Color(0, 0, 0, 0) – <text:span text:style-name="T186">колір тексту</text:span></text:p>
      <text:p text:style-name="P52"/>
      <text:p text:style-name="P52"/>
      <text:p text:style-name="P46"/>
      <text:p text:style-name="P46"><text:soft-page-break/>#class Border – <text:span text:style-name="T185">описує границю контролу</text:span></text:p>
      <text:p text:style-name="P47"><text:s text:c="2"/>#public property Size = 0 – <text:span text:style-name="T183">розмір границі</text:span></text:p>
      <text:p text:style-name="P46"><text:s text:c="2"/>#public property Color = #class Color(<text:span text:style-name="T190">255, </text:span>0, 0, 0) – <text:span text:style-name="T185">колір</text:span></text:p>
      <text:p text:style-name="P46"/>
      <text:p text:style-name="P46"/>
      <text:p text:style-name="P58">#class Line – <text:span text:style-name="T198">лінія</text:span></text:p>
      <text:p text:style-name="P54"><text:s text:c="2"/>#public property X1 = 0 – <text:span text:style-name="T183">позиція </text:span><text:span text:style-name="T196">початкової точки прямої</text:span></text:p>
      <text:p text:style-name="P55"><text:s text:c="2"/>#public property Y1 = 0</text:p>
      <text:p text:style-name="P55"><text:s text:c="2"/>#public property X2 = 0 – <text:span text:style-name="T183">позиція </text:span><text:span text:style-name="T196">кінцевої точки прямої</text:span></text:p>
      <text:p text:style-name="P55"><text:s text:c="2"/>#public property Y2 = 0</text:p>
      <text:p text:style-name="P55"><text:s text:c="2"/>#public property Size = 1 – <text:span text:style-name="T196">товщина</text:span><text:span text:style-name="T183"> </text:span><text:span text:style-name="T196">лінії</text:span></text:p>
      <text:p text:style-name="P54"><text:s text:c="2"/>#public property Color = #class Color(255, 0, 0, 0) – <text:span text:style-name="T185">колір </text:span><text:span text:style-name="T196">лінії</text:span></text:p>
      <text:p text:style-name="P54"><text:s text:c="2"/>#public method Line($x1, $y1, $x2, $y2, $size) – <text:span text:style-name="T192">конструктор класу</text:span></text:p>
      <text:p text:style-name="P54"/>
      <text:p text:style-name="P44"><text:s/></text:p>
      <text:p text:style-name="P44">#class Arc – <text:span text:style-name="T198">дуга</text:span></text:p>
      <text:p text:style-name="P54"><text:s text:c="2"/>#public property<text:span text:style-name="T1"> </text:span><text:span text:style-name="T71">Left</text:span><text:span text:style-name="T1"> </text:span><text:span text:style-name="T195">= 0 </text:span>– <text:span text:style-name="T183">позиція верхнього лівого кута </text:span><text:span text:style-name="T195">прямокутника, в який вписана дуга</text:span></text:p>
      <text:p text:style-name="P54"><text:s text:c="2"/>#public property<text:span text:style-name="T1"> </text:span><text:span text:style-name="T71">Top</text:span><text:span text:style-name="T1"> </text:span><text:span text:style-name="T195">= 0</text:span></text:p>
      <text:p text:style-name="P54"><text:s text:c="2"/>#public property Width <text:span text:style-name="T195">= 0 </text:span>– <text:span text:style-name="T195">висота прямокутника, в який вписана дуга</text:span></text:p>
      <text:p text:style-name="P54"><text:s text:c="2"/>#public property Height <text:span text:style-name="T195">= 0</text:span> – <text:span text:style-name="T183">ширина </text:span><text:span text:style-name="T195">прямокутника, в який вписана дуга</text:span></text:p>
      <text:p text:style-name="P44"><text:s text:c="2"/>#public property StartAngle = 0</text:p>
      <text:p text:style-name="P44"><text:s text:c="2"/>#public property SweepAngle = 0</text:p>
      <text:p text:style-name="P55"><text:s text:c="2"/>#public property Size = 1 – <text:span text:style-name="T196">товщина</text:span><text:span text:style-name="T183"> </text:span><text:span text:style-name="T196">лінії</text:span></text:p>
      <text:p text:style-name="P54"><text:s text:c="2"/>#public property Color = #class Color(255, 0, 0, 0) – <text:span text:style-name="T185">колір</text:span> <text:span text:style-name="T196">лінії</text:span></text:p>
      <text:p text:style-name="P59"><text:s text:c="2"/>#public method Arc($left, $top, $width, $height, $stangle, $swangle, $size) – <text:span text:style-name="T192">конструктор класу</text:span></text:p>
      <text:p text:style-name="P59"/>
      <text:p text:style-name="P44"><text:s text:c="2"/></text:p>
      <text:p text:style-name="P44">#class Poly – <text:span text:style-name="T198">полігон з варіативною кількістю вершин</text:span></text:p>
      <text:p text:style-name="P44"><text:s text:c="2"/>#public property Count = 0 – <text:span text:style-name="T199">кількість вершин (збільшується автоматично при додаванні)</text:span> <text:s/></text:p>
      <text:p text:style-name="P44"><text:s text:c="2"/>#public property Color = #class Color(255, 255, 255, 255);</text:p>
      <text:p text:style-name="P55"><text:s text:c="2"/>#public property Border = #class Border<text:span text:style-name="T151"> – </text:span><text:span text:style-name="T152">границя </text:span><text:span text:style-name="T161">фігури</text:span></text:p>
      <text:p text:style-name="P55"><text:s text:c="2"/>#public property Shadow = 0<text:span text:style-name="T69"> – </text:span><text:span text:style-name="T157">вмикає/вимикає тінь від </text:span><text:span text:style-name="T160">фігури</text:span> <text:s/></text:p>
      <text:p text:style-name="P44"><text:s text:c="2"/>#public method AddPoint($x, $y) – <text:span text:style-name="T196">додає вершину до полігону</text:span></text:p>
      <text:p text:style-name="P44"/>
      <text:p text:style-name="P44"/>
      <text:p text:style-name="P44">#class Ellipse – <text:span text:style-name="T198">еліпс</text:span> <text:s/></text:p>
      <text:p text:style-name="P56"><text:s text:c="2"/>#public property<text:span text:style-name="T1"> </text:span><text:span text:style-name="T71">Left</text:span><text:span text:style-name="T1"> </text:span>= 0 – <text:span text:style-name="T183">позиція верхнього лівого кута </text:span><text:span text:style-name="T195">прямокутника, </text:span><text:span text:style-name="T197">в який вписано еліпс</text:span></text:p>
      <text:p text:style-name="P44"><text:s text:c="2"/>#public property<text:span text:style-name="T1"> </text:span><text:span text:style-name="T71">Top</text:span><text:span text:style-name="T1"> </text:span>= 0</text:p>
      <text:p text:style-name="P57"><text:s text:c="2"/>#public property Width – <text:span text:style-name="T183">ширина </text:span><text:span text:style-name="T195">прямокутника, </text:span><text:span text:style-name="T197">в який вписано еліпс</text:span></text:p>
      <text:p text:style-name="P57"><text:s text:c="2"/>#public property Height – <text:span text:style-name="T195">висота прямокутника, </text:span><text:span text:style-name="T197">в який вписано еліпс</text:span></text:p>
      <text:p text:style-name="P44"><text:s text:c="2"/>#public property Color = #class Color(255, 255, 255, 255);</text:p>
      <text:p text:style-name="P55"><text:s text:c="2"/>#public property Border = #class Border<text:span text:style-name="T151"> – </text:span><text:span text:style-name="T152">границя </text:span><text:span text:style-name="T161">фігури</text:span></text:p>
      <text:p text:style-name="P55"><text:s text:c="2"/>#public property Shadow = 0<text:span text:style-name="T69"> – </text:span><text:span text:style-name="T157">вмикає/вимикає тінь від </text:span><text:span text:style-name="T160">фігури</text:span> <text:s text:c="2"/></text:p>
      <text:p text:style-name="P59"><text:s text:c="2"/>#public method Ellipse($left, $top, $width, $height) – <text:span text:style-name="T192">конструктор класу</text:span></text:p>
      <text:p text:style-name="P59"/>
      <text:p text:style-name="P54"/>
      <text:p text:style-name="P55">#class <text:span text:style-name="T70">Rect</text:span> – <text:span text:style-name="T198">прямокутник</text:span> <text:s text:c="3"/></text:p>
      <text:p text:style-name="P56"><text:s text:c="2"/>#public property<text:span text:style-name="T1"> </text:span><text:span text:style-name="T71">Left</text:span><text:span text:style-name="T1"> </text:span>= 0 – <text:span text:style-name="T183">позиція верхнього лівого кута </text:span><text:span text:style-name="T195">прямокутника</text:span></text:p>
      <text:p text:style-name="P55"><text:s text:c="2"/>#public property<text:span text:style-name="T1"> </text:span><text:span text:style-name="T71">Top</text:span><text:span text:style-name="T1"> </text:span>= 0</text:p>
      <text:p text:style-name="P55"><text:s text:c="2"/>#public property Width – <text:span text:style-name="T183">ширина </text:span><text:span text:style-name="T195">фігури</text:span></text:p>
      <text:p text:style-name="P55"><text:s text:c="2"/>#public property Height – <text:span text:style-name="T195">висота фігури</text:span></text:p>
      <text:p text:style-name="P55"><text:s text:c="2"/>#public property Color = #class Color(255, 255, 255, 255);</text:p>
      <text:p text:style-name="P55"><text:soft-page-break/><text:s text:c="2"/>#public property Border = #class Border<text:span text:style-name="T151"> – </text:span><text:span text:style-name="T152">границя </text:span><text:span text:style-name="T162">фігури</text:span></text:p>
      <text:p text:style-name="P55"><text:s text:c="2"/>#public property Shadow = 0<text:span text:style-name="T69"> – </text:span><text:span text:style-name="T157">вмикає/вимикає тінь від </text:span><text:span text:style-name="T160">фігури</text:span> <text:s text:c="2"/></text:p>
      <text:p text:style-name="P59"><text:s text:c="2"/>#public method <text:span text:style-name="T70">Rect</text:span>($left, $top, $width, $height) – <text:span text:style-name="T192">конструктор класу</text:span></text:p>
      <text:p text:style-name="P59"/>
      <text:p text:style-name="P44"/>
      <text:p text:style-name="P44">#class Object – <text:span text:style-name="T183">батьківський клас всіх контролів.</text:span></text:p>
      <text:p text:style-name="P44"><text:s text:c="2"/>#public property<text:span text:style-name="T1"> </text:span><text:span text:style-name="T68">Left</text:span><text:span text:style-name="T1"> </text:span>= 0 – <text:span text:style-name="T183">позиція верхнього лівого кута контролу по горизонталі</text:span></text:p>
      <text:p text:style-name="P48"><text:s text:c="2"/>#public property<text:span text:style-name="T1"> </text:span><text:span text:style-name="T68">Top</text:span><text:span text:style-name="T1"> </text:span>= 0 – <text:span text:style-name="T183">позиція верхнього лівого кута контролу по вертикалі</text:span></text:p>
      <text:p text:style-name="P49"><text:s text:c="2"/>#public property Width = 0 – <text:span text:style-name="T183">ширина контролу</text:span></text:p>
      <text:p text:style-name="P49"><text:s text:c="2"/>#public property Height = 0 – <text:span text:style-name="T183">висота контролу</text:span></text:p>
      <text:p text:style-name="P49"><text:s text:c="2"/>#public method Draw() – <text:span text:style-name="T192">малює контрол на </text:span><text:span text:style-name="T194">формі</text:span></text:p>
      <text:p text:style-name="P49"><text:s text:c="2"/>#public method SetPos($left, $top) – <text:span text:style-name="T200">встановлює позицію контролу</text:span></text:p>
      <text:p text:style-name="P49"><text:s text:c="2"/>#public method SetSize($width, $height) – <text:span text:style-name="T200">встановлює розміри контролу</text:span></text:p>
      <text:p text:style-name="P49"><text:s text:c="2"/>#public method Object($left, $top, $width, $height) – <text:span text:style-name="T192">конструктор класу</text:span></text:p>
      <text:p text:style-name="P49"/>
      <text:p text:style-name="P44"/>
      <text:p text:style-name="P44">#class Image : Object – <text:span text:style-name="T183">статичне зображення</text:span></text:p>
      <text:p text:style-name="P44"><text:s text:c="2"/>#public property Source = ".<text:span text:style-name="T59">\</text:span>default.<text:span text:style-name="T61">png</text:span>" – <text:span text:style-name="T182">шлях до файлу зображення, «.</text:span><text:span text:style-name="T60">\</text:span><text:span text:style-name="T182">» вказує на</text:span> <text:span text:style-name="T182">каталог в якому міститься бібліотека </text:span><text:span text:style-name="T60">ELI</text:span></text:p>
      <text:p text:style-name="P44"><text:span text:style-name="T60"><text:s text:c="2"/>#public method Image($file) – </text:span><text:span text:style-name="T158">конструктор </text:span><text:span text:style-name="T159">класу</text:span></text:p>
      <text:p text:style-name="P44"><text:span text:style-name="T60"/></text:p>
      <text:p text:style-name="P44"/>
      <text:p text:style-name="P44">#class Frame : Object – <text:span text:style-name="T201">прямокутне вікно для виводу тексту</text:span></text:p>
      <text:p text:style-name="P44"><text:s text:c="2"/>#public property Color = #class Color(0, 0, 0) – <text:span text:style-name="T183">колір тла</text:span></text:p>
      <text:p text:style-name="P44"><text:s text:c="2"/><text:span text:style-name="T151">#public property Border = #class Border – </text:span><text:span text:style-name="T152">границя контролу</text:span></text:p>
      <text:p text:style-name="P53"><text:s text:c="2"/>#public property Corner = 0 <text:span text:style-name="T153">–</text:span> <text:span text:style-name="T191">ступінь заокруглення кутів, 0 – заокруглення не застосовується</text:span></text:p>
      <text:p text:style-name="P44"><text:s text:c="2"/>#public property Shadow <text:span text:style-name="T69">= 0 – </text:span><text:span text:style-name="T157">вмикає/вимикає тінь від контролу</text:span></text:p>
      <text:p text:style-name="P44"><text:span text:style-name="T157"><text:s text:c="2"/>#public property BeforeTextInterval = 5 – </text:span><text:span text:style-name="T164">відступ від лівого краю контролу до області тексту</text:span></text:p>
      <text:p text:style-name="P44"><text:span text:style-name="T157"><text:s text:c="2"/>#public property AfterTextInterval = 5 – </text:span><text:span text:style-name="T164">відступ від правого краю області тексту</text:span></text:p>
      <text:p text:style-name="P44"><text:span text:style-name="T157"><text:s text:c="2"/>#public property Text = #class Text – </text:span><text:span text:style-name="T163">текст</text:span></text:p>
      <text:p text:style-name="P33"><text:s text:c="2"/>#public method AdjustToText() – припасовує розміри контролу до розміру тексту</text:p>
      <text:p text:style-name="P44"><text:span text:style-name="T157"><text:s text:c="2"/>#public method Frame($left, $top, $width, $height) – </text:span><text:span text:style-name="T159">конструктор класу</text:span></text:p>
      <text:p text:style-name="P44"><text:span text:style-name="T159"/></text:p>
      <text:p text:style-name="P44"/>
      <text:p text:style-name="P44">#class Baloon : Frame – <text:span text:style-name="T178">хмарка репліки персонажа, як в коміксах</text:span></text:p>
      <text:p text:style-name="P44"><text:s text:c="2"/>#public property Tail = #class Point(0, 0) – <text:span text:style-name="T177">позиція кутика, що вказує на персонажа</text:span></text:p>
      <text:p text:style-name="P44"><text:s text:c="2"/>#public method Bubble($left, $top, $width, $height) – <text:span text:style-name="T193">конструктор класу</text:span></text:p>
      <text:p text:style-name="P44"/>
      <text:p text:style-name="P44"/>
      <text:p text:style-name="P81">#class Blast : Frame<text:span text:style-name="T77"> – </text:span><text:span text:style-name="T166">текстове вікно у формі спалаху/вибуху</text:span></text:p>
      <text:p text:style-name="P81"><text:s text:c="2"/>#public property MinRayHeight = 10<text:span text:style-name="T77"> – </text:span><text:span text:style-name="T166">мінімальна висота променю</text:span></text:p>
      <text:p text:style-name="P85"><text:s text:c="2"/>#public property MaxRayHeight = 50<text:span text:style-name="T77"> – </text:span><text:span text:style-name="T166">максимальна висота променю</text:span></text:p>
      <text:p text:style-name="P85"><text:span text:style-name="T166"><text:s text:c="2"/>#public property DynamicRays = 0 – </text:span><text:span text:style-name="T167">якщо 1 – динамічна висота, якщо 0 – </text:span>MaxRayHeight<text:span text:style-name="T77"> </text:span><text:span text:style-name="T167">буде визначати висоту</text:span><text:span text:style-name="T77"> <text:s/></text:span></text:p>
      <text:p text:style-name="P81"><text:s text:c="2"/>#public method Blast($left, $top, $width, $height)<text:span text:style-name="T77"> – </text:span><text:span text:style-name="T166">конструктор</text:span> </text:p>
      <text:p text:style-name="P45"/>
      <text:p text:style-name="P45"/>
      <text:p text:style-name="P45">#class Text : Object – <text:span text:style-name="T184">текстовий напис на прозорому тлі</text:span></text:p>
      <text:p text:style-name="P45"><text:s text:c="2"/>#public property Font = #class Font – <text:span text:style-name="T184">налаштування шрифту</text:span></text:p>
      <text:p text:style-name="P45"><text:s text:c="2"/>#public property Align = justify – <text:span text:style-name="T186">вирівнювання:</text:span></text:p>
      <text:p text:style-name="P50"><text:tab/><text:tab/><text:tab/><text:tab/>justify – <text:span text:style-name="T186">по ширині</text:span></text:p>
      <text:p text:style-name="P50"><text:tab/><text:tab/><text:tab/><text:tab/><text:span text:style-name="T64">left</text:span> – <text:span text:style-name="T186">по лівому краю</text:span></text:p>
      <text:p text:style-name="P50"><text:soft-page-break/><text:tab/><text:tab/><text:tab/><text:tab/><text:span text:style-name="T64">right</text:span> – <text:span text:style-name="T186">по правому краю</text:span></text:p>
      <text:p text:style-name="P50"><text:tab/><text:tab/><text:tab/><text:tab/><text:span text:style-name="T64">center</text:span> – <text:span text:style-name="T186">по центру</text:span></text:p>
      <text:p text:style-name="P51"><text:s text:c="2"/>#public property <text:span text:style-name="T65">WordWrap</text:span> = <text:span text:style-name="T153">0 – перенос по словах</text:span></text:p>
      <text:p text:style-name="P51"><text:span text:style-name="T153"><text:s text:c="2"/>#public property CenterVerticaly </text:span><text:span text:style-name="T67">= 0 </text:span><text:span text:style-name="T153">– </text:span><text:span text:style-name="T154">вертикальне центрування тексту</text:span></text:p>
      <text:p text:style-name="P45"><text:s text:c="2"/>#public property<text:span text:style-name="T1"> </text:span><text:span text:style-name="T72">Data</text:span><text:span text:style-name="T1"> </text:span>= "" – <text:span text:style-name="T184">сам текст</text:span></text:p>
      <text:p text:style-name="P45"><text:s text:c="2"/>#public method CalcAreaSize() – <text:span text:style-name="T202">підлаштовує розмір області в залежності від довжини тексту</text:span></text:p>
      <text:p text:style-name="P84"><text:s text:c="2"/>#public method Text($left, $top, $width, $height)<text:span text:style-name="T77"> – </text:span><text:span text:style-name="T165">конструктор</text:span></text:p>
      <text:p text:style-name="P80"><text:span text:style-name="T166"/></text:p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03T17:03:48.196000000</dc:date>
    <meta:editing-duration>P2DT7H4M55S</meta:editing-duration>
    <meta:editing-cycles>209</meta:editing-cycles>
    <meta:generator>EasyOffice/7.6.2.1.0$Windows_X86_64 LibreOffice_project/0bc4d647150f05f02b71ccb5539a4012b57f1faf</meta:generator>
    <meta:document-statistic meta:table-count="0" meta:image-count="0" meta:object-count="0" meta:page-count="9" meta:paragraph-count="256" meta:word-count="2467" meta:character-count="19080" meta:non-whitespace-character-count="16356"/>
  </office:meta>
</office:document-meta>
</file>